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string">
            <text:p>5v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number-columns-repeated="6"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-36">
            <text:p>-36</text:p>
          </table:table-cell>
          <table:table-cell office:value-type="float" office:value="159">
            <text:p>159,0000</text:p>
          </table:table-cell>
          <table:table-cell office:value-type="float" office:value="5647">
            <text:p>5647</text:p>
          </table:table-cell>
          <table:table-cell office:value-type="string">
            <text:p>.</text:p>
          </table:table-cell>
          <table:table-cell table:formula="of:=CONCATENATE([.F3];[.A3];[.H3];[.B3];[.D3];[.C3];[.G3];[.H4])" office:value-type="string" office:string-value="{-36,159.5647},">
            <text:p>{-36,159.564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]+[.C3]/10000" office:value-type="float" office:value="159.5647">
            <text:p>159,5647</text:p>
          </table:table-cell>
          <table:table-cell table:formula="of:=5*[.I3]/([.$J$2]+[.I3])" office:value-type="float" office:value="4.70512730538844">
            <text:p>4,7051273054</text:p>
          </table:table-cell>
          <table:table-cell/>
          <table:table-cell table:formula="of:=-10*[.J3]/([.J3]-5)" office:value-type="float" office:value="159.5647">
            <text:p>159,5647</text:p>
          </table:table-cell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151">
            <text:p>151,0000</text:p>
          </table:table-cell>
          <table:table-cell office:value-type="float" office:value="5975">
            <text:p>5975</text:p>
          </table:table-cell>
          <table:table-cell office:value-type="string">
            <text:p>.</text:p>
          </table:table-cell>
          <table:table-cell table:formula="of:=CONCATENATE([.F4];[.A4];[.H4];[.B4];[.D4];[.C4];[.G4];[.H5])" office:value-type="string" office:string-value="{-35,151.5975},">
            <text:p>{-35,151.597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]+[.C4]/10000" office:value-type="float" office:value="151.5975">
            <text:p>151,5975</text:p>
          </table:table-cell>
          <table:table-cell table:formula="of:=5*[.I4]/([.$J$2]+[.I4])" office:value-type="float" office:value="4.69058927273009">
            <text:p>4,6905892727</text:p>
          </table:table-cell>
          <table:table-cell table:number-columns-repeated="2"/>
        </table:table-row>
        <table:table-row table:style-name="ro1">
          <table:table-cell office:value-type="float" office:value="-34">
            <text:p>-34</text:p>
          </table:table-cell>
          <table:table-cell office:value-type="float" office:value="143">
            <text:p>143,0000</text:p>
          </table:table-cell>
          <table:table-cell office:value-type="float" office:value="8624">
            <text:p>8624</text:p>
          </table:table-cell>
          <table:table-cell office:value-type="string">
            <text:p>.</text:p>
          </table:table-cell>
          <table:table-cell table:formula="of:=CONCATENATE([.F5];[.A5];[.H5];[.B5];[.D5];[.C5];[.G5];[.H6])" office:value-type="string" office:string-value="{-34,143.8624},">
            <text:p>{-34,143.862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]+[.C5]/10000" office:value-type="float" office:value="143.8624">
            <text:p>143,8624</text:p>
          </table:table-cell>
          <table:table-cell table:formula="of:=5*[.I5]/([.$J$2]+[.I5])" office:value-type="float" office:value="4.67503431637619">
            <text:p>4,6750343164</text:p>
          </table:table-cell>
          <table:table-cell table:number-columns-repeated="2"/>
        </table:table-row>
        <table:table-row table:style-name="ro1">
          <table:table-cell office:value-type="float" office:value="-33">
            <text:p>-33</text:p>
          </table:table-cell>
          <table:table-cell office:value-type="float" office:value="136">
            <text:p>136,0000</text:p>
          </table:table-cell>
          <table:table-cell office:value-type="float" office:value="4361">
            <text:p>4361</text:p>
          </table:table-cell>
          <table:table-cell office:value-type="string">
            <text:p>.</text:p>
          </table:table-cell>
          <table:table-cell table:formula="of:=CONCATENATE([.F6];[.A6];[.H6];[.B6];[.D6];[.C6];[.G6];[.H7])" office:value-type="string" office:string-value="{-33,136.4361},">
            <text:p>{-33,136.436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]+[.C6]/10000" office:value-type="float" office:value="136.4361">
            <text:p>136,4361</text:p>
          </table:table-cell>
          <table:table-cell table:formula="of:=5*[.I6]/([.$J$2]+[.I6])" office:value-type="float" office:value="4.65855414067979">
            <text:p>4,6585541407</text:p>
          </table:table-cell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129">
            <text:p>129,0000</text:p>
          </table:table-cell>
          <table:table-cell office:value-type="float" office:value="3641">
            <text:p>3641</text:p>
          </table:table-cell>
          <table:table-cell office:value-type="string">
            <text:p>.</text:p>
          </table:table-cell>
          <table:table-cell table:formula="of:=CONCATENATE([.F7];[.A7];[.H7];[.B7];[.D7];[.C7];[.G7];[.H8])" office:value-type="string" office:string-value="{-32,129.3641},">
            <text:p>{-32,129.364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]+[.C7]/10000" office:value-type="float" office:value="129.3641">
            <text:p>129,3641</text:p>
          </table:table-cell>
          <table:table-cell table:formula="of:=5*[.I7]/([.$J$2]+[.I7])" office:value-type="float" office:value="4.64122754712297">
            <text:p>4,6412275471</text:p>
          </table:table-cell>
          <table:table-cell table:number-columns-repeated="2"/>
        </table:table-row>
        <table:table-row table:style-name="ro1">
          <table:table-cell office:value-type="float" office:value="-31">
            <text:p>-31</text:p>
          </table:table-cell>
          <table:table-cell office:value-type="float" office:value="122">
            <text:p>122,0000</text:p>
          </table:table-cell>
          <table:table-cell office:value-type="float" office:value="6678">
            <text:p>6678</text:p>
          </table:table-cell>
          <table:table-cell office:value-type="string">
            <text:p>.</text:p>
          </table:table-cell>
          <table:table-cell table:formula="of:=CONCATENATE([.F8];[.A8];[.H8];[.B8];[.D8];[.C8];[.G8];[.H9])" office:value-type="string" office:string-value="{-31,122.6678},">
            <text:p>{-31,122.667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]+[.C8]/10000" office:value-type="float" office:value="122.6678">
            <text:p>122,6678</text:p>
          </table:table-cell>
          <table:table-cell table:formula="of:=5*[.I8]/([.$J$2]+[.I8])" office:value-type="float" office:value="4.62311879747761">
            <text:p>4,6231187975</text:p>
          </table:table-cell>
          <table:table-cell table:number-columns-repeated="2"/>
        </table:table-row>
        <table:table-row table:style-name="ro1">
          <table:table-cell office:value-type="float" office:value="-30">
            <text:p>-30</text:p>
          </table:table-cell>
          <table:table-cell office:value-type="float" office:value="116">
            <text:p>116,0000</text:p>
          </table:table-cell>
          <table:table-cell office:value-type="float" office:value="3519">
            <text:p>3519</text:p>
          </table:table-cell>
          <table:table-cell office:value-type="string">
            <text:p>.</text:p>
          </table:table-cell>
          <table:table-cell table:formula="of:=CONCATENATE([.F9];[.A9];[.H9];[.B9];[.D9];[.C9];[.G9];[.H10])" office:value-type="string" office:string-value="{-30,116.3519},">
            <text:p>{-30,116.351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]+[.C9]/10000" office:value-type="float" office:value="116.3519">
            <text:p>116,3519</text:p>
          </table:table-cell>
          <table:table-cell table:formula="of:=5*[.I9]/([.$J$2]+[.I9])" office:value-type="float" office:value="4.60427979318079">
            <text:p>4,6042797932</text:p>
          </table:table-cell>
          <table:table-cell table:number-columns-repeated="2"/>
        </table:table-row>
        <table:table-row table:style-name="ro1">
          <table:table-cell office:value-type="float" office:value="-29">
            <text:p>-29</text:p>
          </table:table-cell>
          <table:table-cell office:value-type="float" office:value="110">
            <text:p>110,0000</text:p>
          </table:table-cell>
          <table:table-cell office:value-type="float" office:value="4098">
            <text:p>4098</text:p>
          </table:table-cell>
          <table:table-cell office:value-type="string">
            <text:p>.</text:p>
          </table:table-cell>
          <table:table-cell table:formula="of:=CONCATENATE([.F10];[.A10];[.H10];[.B10];[.D10];[.C10];[.G10];[.H11])" office:value-type="string" office:string-value="{-29,110.4098},">
            <text:p>{-29,110.409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]+[.C10]/10000" office:value-type="float" office:value="110.4098">
            <text:p>110,4098</text:p>
          </table:table-cell>
          <table:table-cell table:formula="of:=5*[.I10]/([.$J$2]+[.I10])" office:value-type="float" office:value="4.58475140727748">
            <text:p>4,5847514073</text:p>
          </table:table-cell>
          <table:table-cell table:number-columns-repeated="2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104">
            <text:p>104,0000</text:p>
          </table:table-cell>
          <table:table-cell office:value-type="float" office:value="8272">
            <text:p>8272</text:p>
          </table:table-cell>
          <table:table-cell office:value-type="string">
            <text:p>.</text:p>
          </table:table-cell>
          <table:table-cell table:formula="of:=CONCATENATE([.F11];[.A11];[.H11];[.B11];[.D11];[.C11];[.G11];[.H12])" office:value-type="string" office:string-value="{-28,104.8272},">
            <text:p>{-28,104.827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]+[.C11]/10000" office:value-type="float" office:value="104.8272">
            <text:p>104,8272</text:p>
          </table:table-cell>
          <table:table-cell table:formula="of:=5*[.I11]/([.$J$2]+[.I11])" office:value-type="float" office:value="4.56456310003205">
            <text:p>4,5645631</text:p>
          </table:table-cell>
          <table:table-cell table:number-columns-repeated="2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99">
            <text:p>99,0000</text:p>
          </table:table-cell>
          <table:table-cell office:value-type="float" office:value="5847">
            <text:p>5847</text:p>
          </table:table-cell>
          <table:table-cell office:value-type="string">
            <text:p>.</text:p>
          </table:table-cell>
          <table:table-cell table:formula="of:=CONCATENATE([.F12];[.A12];[.H12];[.B12];[.D12];[.C12];[.G12];[.H13])" office:value-type="string" office:string-value="{-27,99.5847},">
            <text:p>{-27,99.584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]+[.C12]/10000" office:value-type="float" office:value="99.5847">
            <text:p>99,5847</text:p>
          </table:table-cell>
          <table:table-cell table:formula="of:=5*[.I12]/([.$J$2]+[.I12])" office:value-type="float" office:value="4.54373192608092">
            <text:p>4,5437319261</text:p>
          </table:table-cell>
          <table:table-cell table:number-columns-repeated="2"/>
        </table:table-row>
        <table:table-row table:style-name="ro1">
          <table:table-cell office:value-type="float" office:value="-26">
            <text:p>-26</text:p>
          </table:table-cell>
          <table:table-cell office:value-type="float" office:value="94">
            <text:p>94,0000</text:p>
          </table:table-cell>
          <table:table-cell office:value-type="string">
            <text:p>6608</text:p>
          </table:table-cell>
          <table:table-cell office:value-type="string">
            <text:p>.</text:p>
          </table:table-cell>
          <table:table-cell table:formula="of:=CONCATENATE([.F13];[.A13];[.H13];[.B13];[.D13];[.C13];[.G13];[.H14])" office:value-type="string" office:string-value="{-26,94.6608},">
            <text:p>{-26,94.660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]+[.C13]/10000" office:value-type="float" office:value="94.6608">
            <text:p>94,6608</text:p>
          </table:table-cell>
          <table:table-cell table:formula="of:=5*[.I13]/([.$J$2]+[.I13])" office:value-type="float" office:value="4.52226621619556">
            <text:p>4,5222662162</text:p>
          </table:table-cell>
          <table:table-cell table:number-columns-repeated="2"/>
        </table:table-row>
        <table:table-row table:style-name="ro1">
          <table:table-cell office:value-type="float" office:value="-25">
            <text:p>-25</text:p>
          </table:table-cell>
          <table:table-cell office:value-type="float" office:value="90">
            <text:p>90,0000</text:p>
          </table:table-cell>
          <table:table-cell office:value-type="string">
            <text:p>0326</text:p>
          </table:table-cell>
          <table:table-cell office:value-type="string">
            <text:p>.</text:p>
          </table:table-cell>
          <table:table-cell table:formula="of:=CONCATENATE([.F14];[.A14];[.H14];[.B14];[.D14];[.C14];[.G14];[.H15])" office:value-type="string" office:string-value="{-25,90.0326},">
            <text:p>{-25,90.032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]+[.C14]/10000" office:value-type="float" office:value="90.0326">
            <text:p>90,0326</text:p>
          </table:table-cell>
          <table:table-cell table:formula="of:=5*[.I14]/([.$J$2]+[.I14])" office:value-type="float" office:value="4.50016294687932">
            <text:p>4,5001629469</text:p>
          </table:table-cell>
          <table:table-cell table:number-columns-repeated="2"/>
        </table:table-row>
        <table:table-row table:style-name="ro1">
          <table:table-cell office:value-type="float" office:value="-24">
            <text:p>-24</text:p>
          </table:table-cell>
          <table:table-cell office:value-type="float" office:value="85">
            <text:p>85,0000</text:p>
          </table:table-cell>
          <table:table-cell office:value-type="string">
            <text:p>6778</text:p>
          </table:table-cell>
          <table:table-cell office:value-type="string">
            <text:p>.</text:p>
          </table:table-cell>
          <table:table-cell table:formula="of:=CONCATENATE([.F15];[.A15];[.H15];[.B15];[.D15];[.C15];[.G15];[.H16])" office:value-type="string" office:string-value="{-24,85.6778},">
            <text:p>{-24,85.677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5]+[.C15]/10000" office:value-type="float" office:value="85.6778">
            <text:p>85,6778</text:p>
          </table:table-cell>
          <table:table-cell table:formula="of:=5*[.I15]/([.$J$2]+[.I15])" office:value-type="float" office:value="4.47741273315231">
            <text:p>4,4774127332</text:p>
          </table:table-cell>
          <table:table-cell table:number-columns-repeated="2"/>
        </table:table-row>
        <table:table-row table:style-name="ro1">
          <table:table-cell office:value-type="float" office:value="-23">
            <text:p>-23</text:p>
          </table:table-cell>
          <table:table-cell office:value-type="float" office:value="81">
            <text:p>81,0000</text:p>
          </table:table-cell>
          <table:table-cell office:value-type="string">
            <text:p>5747</text:p>
          </table:table-cell>
          <table:table-cell office:value-type="string">
            <text:p>.</text:p>
          </table:table-cell>
          <table:table-cell table:formula="of:=CONCATENATE([.F16];[.A16];[.H16];[.B16];[.D16];[.C16];[.G16];[.H17])" office:value-type="string" office:string-value="{-23,81.5747},">
            <text:p>{-23,81.574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6]+[.C16]/10000" office:value-type="float" office:value="81.5747">
            <text:p>81,5747</text:p>
          </table:table-cell>
          <table:table-cell table:formula="of:=5*[.I16]/([.$J$2]+[.I16])" office:value-type="float" office:value="4.45399766529402">
            <text:p>4,4539976653</text:p>
          </table:table-cell>
          <table:table-cell table:number-columns-repeated="2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77">
            <text:p>77,0000</text:p>
          </table:table-cell>
          <table:table-cell office:value-type="string">
            <text:p>7031</text:p>
          </table:table-cell>
          <table:table-cell office:value-type="string">
            <text:p>.</text:p>
          </table:table-cell>
          <table:table-cell table:formula="of:=CONCATENATE([.F17];[.A17];[.H17];[.B17];[.D17];[.C17];[.G17];[.H18])" office:value-type="string" office:string-value="{-22,77.7031},">
            <text:p>{-22,77.703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7]+[.C17]/10000" office:value-type="float" office:value="77.7031">
            <text:p>77,7031</text:p>
          </table:table-cell>
          <table:table-cell table:formula="of:=5*[.I17]/([.$J$2]+[.I17])" office:value-type="float" office:value="4.4298947243598">
            <text:p>4,4298947244</text:p>
          </table:table-cell>
          <table:table-cell table:number-columns-repeated="2"/>
        </table:table-row>
        <table:table-row table:style-name="ro1">
          <table:table-cell office:value-type="float" office:value="-21">
            <text:p>-21</text:p>
          </table:table-cell>
          <table:table-cell office:value-type="float" office:value="74">
            <text:p>74,0000</text:p>
          </table:table-cell>
          <table:table-cell office:value-type="string">
            <text:p>0442</text:p>
          </table:table-cell>
          <table:table-cell office:value-type="string">
            <text:p>.</text:p>
          </table:table-cell>
          <table:table-cell table:formula="of:=CONCATENATE([.F18];[.A18];[.H18];[.B18];[.D18];[.C18];[.G18];[.H19])" office:value-type="string" office:string-value="{-21,74.0442},">
            <text:p>{-21,74.044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8]+[.C18]/10000" office:value-type="float" office:value="74.0442">
            <text:p>74,0442</text:p>
          </table:table-cell>
          <table:table-cell table:formula="of:=5*[.I18]/([.$J$2]+[.I18])" office:value-type="float" office:value="4.40507494865797">
            <text:p>4,4050749487</text:p>
          </table:table-cell>
          <table:table-cell table:number-columns-repeated="2"/>
        </table:table-row>
        <table:table-row table:style-name="ro1">
          <table:table-cell office:value-type="float" office:value="-20">
            <text:p>-20</text:p>
          </table:table-cell>
          <table:table-cell office:value-type="float" office:value="70">
            <text:p>70,0000</text:p>
          </table:table-cell>
          <table:table-cell office:value-type="string">
            <text:p>5811</text:p>
          </table:table-cell>
          <table:table-cell office:value-type="string">
            <text:p>.</text:p>
          </table:table-cell>
          <table:table-cell table:formula="of:=CONCATENATE([.F19];[.A19];[.H19];[.B19];[.D19];[.C19];[.G19];[.H20])" office:value-type="string" office:string-value="{-20,70.5811},">
            <text:p>{-20,70.581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9]+[.C19]/10000" office:value-type="float" office:value="70.5811">
            <text:p>70,5811</text:p>
          </table:table-cell>
          <table:table-cell table:formula="of:=5*[.I19]/([.$J$2]+[.I19])" office:value-type="float" office:value="4.37950710526414">
            <text:p>4,3795071053</text:p>
          </table:table-cell>
          <table:table-cell table:number-columns-repeated="2"/>
        </table:table-row>
        <table:table-row table:style-name="ro1">
          <table:table-cell office:value-type="float" office:value="-19">
            <text:p>-19</text:p>
          </table:table-cell>
          <table:table-cell office:value-type="float" office:value="67">
            <text:p>67,0000</text:p>
          </table:table-cell>
          <table:table-cell office:value-type="string">
            <text:p>2987</text:p>
          </table:table-cell>
          <table:table-cell office:value-type="string">
            <text:p>.</text:p>
          </table:table-cell>
          <table:table-cell table:formula="of:=CONCATENATE([.F20];[.A20];[.H20];[.B20];[.D20];[.C20];[.G20];[.H21])" office:value-type="string" office:string-value="{-19,67.2987},">
            <text:p>{-19,67.298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0]+[.C20]/10000" office:value-type="float" office:value="67.2987">
            <text:p>67,2987</text:p>
          </table:table-cell>
          <table:table-cell table:formula="of:=5*[.I20]/([.$J$2]+[.I20])" office:value-type="float" office:value="4.35315859128291">
            <text:p>4,3531585913</text:p>
          </table:table-cell>
          <table:table-cell table:number-columns-repeated="2"/>
        </table:table-row>
        <table:table-row table:style-name="ro1">
          <table:table-cell office:value-type="float" office:value="-18">
            <text:p>-18</text:p>
          </table:table-cell>
          <table:table-cell office:value-type="float" office:value="64">
            <text:p>64,0000</text:p>
          </table:table-cell>
          <table:table-cell office:value-type="string">
            <text:p>1834</text:p>
          </table:table-cell>
          <table:table-cell office:value-type="string">
            <text:p>.</text:p>
          </table:table-cell>
          <table:table-cell table:formula="of:=CONCATENATE([.F21];[.A21];[.H21];[.B21];[.D21];[.C21];[.G21];[.H22])" office:value-type="string" office:string-value="{-18,64.1834},">
            <text:p>{-18,64.183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1]+[.C21]/10000" office:value-type="float" office:value="64.1834">
            <text:p>64,1834</text:p>
          </table:table-cell>
          <table:table-cell table:formula="of:=5*[.I21]/([.$J$2]+[.I21])" office:value-type="float" office:value="4.32599476432733">
            <text:p>4,3259947643</text:p>
          </table:table-cell>
          <table:table-cell table:number-columns-repeated="2"/>
        </table:table-row>
        <table:table-row table:style-name="ro1">
          <table:table-cell office:value-type="float" office:value="-17">
            <text:p>-17</text:p>
          </table:table-cell>
          <table:table-cell office:value-type="float" office:value="61">
            <text:p>61,0000</text:p>
          </table:table-cell>
          <table:table-cell office:value-type="string">
            <text:p>2233</text:p>
          </table:table-cell>
          <table:table-cell office:value-type="string">
            <text:p>.</text:p>
          </table:table-cell>
          <table:table-cell table:formula="of:=CONCATENATE([.F22];[.A22];[.H22];[.B22];[.D22];[.C22];[.G22];[.H23])" office:value-type="string" office:string-value="{-17,61.2233},">
            <text:p>{-17,61.223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2]+[.C22]/10000" office:value-type="float" office:value="61.2233">
            <text:p>61,2233</text:p>
          </table:table-cell>
          <table:table-cell table:formula="of:=5*[.I22]/([.$J$2]+[.I22])" office:value-type="float" office:value="4.29798254222986">
            <text:p>4,2979825422</text:p>
          </table:table-cell>
          <table:table-cell table:number-columns-repeated="2"/>
        </table:table-row>
        <table:table-row table:style-name="ro1">
          <table:table-cell office:value-type="float" office:value="-16">
            <text:p>-16</text:p>
          </table:table-cell>
          <table:table-cell office:value-type="float" office:value="58">
            <text:p>58,0000</text:p>
          </table:table-cell>
          <table:table-cell office:value-type="string">
            <text:p>4080</text:p>
          </table:table-cell>
          <table:table-cell office:value-type="string">
            <text:p>.</text:p>
          </table:table-cell>
          <table:table-cell table:formula="of:=CONCATENATE([.F23];[.A23];[.H23];[.B23];[.D23];[.C23];[.G23];[.H24])" office:value-type="string" office:string-value="{-16,58.4080},">
            <text:p>{-16,58.408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3]+[.C23]/10000" office:value-type="float" office:value="58.408">
            <text:p>58,408</text:p>
          </table:table-cell>
          <table:table-cell table:formula="of:=5*[.I23]/([.$J$2]+[.I23])" office:value-type="float" office:value="4.26909133434686">
            <text:p>4,2690913343</text:p>
          </table:table-cell>
          <table:table-cell table:number-columns-repeated="2"/>
        </table:table-row>
        <table:table-row table:style-name="ro1">
          <table:table-cell office:value-type="float" office:value="-15">
            <text:p>-15</text:p>
          </table:table-cell>
          <table:table-cell office:value-type="float" office:value="55">
            <text:p>55,0000</text:p>
          </table:table-cell>
          <table:table-cell office:value-type="string">
            <text:p>7284</text:p>
          </table:table-cell>
          <table:table-cell office:value-type="string">
            <text:p>.</text:p>
          </table:table-cell>
          <table:table-cell table:formula="of:=CONCATENATE([.F24];[.A24];[.H24];[.B24];[.D24];[.C24];[.G24];[.H25])" office:value-type="string" office:string-value="{-15,55.7284},">
            <text:p>{-15,55.728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4]+[.C24]/10000" office:value-type="float" office:value="55.7284">
            <text:p>55,7284</text:p>
          </table:table-cell>
          <table:table-cell table:formula="of:=5*[.I24]/([.$J$2]+[.I24])" office:value-type="float" office:value="4.23929382124013">
            <text:p>4,2392938212</text:p>
          </table:table-cell>
          <table:table-cell table:number-columns-repeated="2"/>
        </table:table-row>
        <table:table-row table:style-name="ro1">
          <table:table-cell office:value-type="float" office:value="-14">
            <text:p>-14</text:p>
          </table:table-cell>
          <table:table-cell office:value-type="float" office:value="53">
            <text:p>53,0000</text:p>
          </table:table-cell>
          <table:table-cell office:value-type="string">
            <text:p>1766</text:p>
          </table:table-cell>
          <table:table-cell office:value-type="string">
            <text:p>.</text:p>
          </table:table-cell>
          <table:table-cell table:formula="of:=CONCATENATE([.F25];[.A25];[.H25];[.B25];[.D25];[.C25];[.G25];[.H26])" office:value-type="string" office:string-value="{-14,53.1766},">
            <text:p>{-14,53.176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5]+[.C25]/10000" office:value-type="float" office:value="53.1766">
            <text:p>53,1766</text:p>
          </table:table-cell>
          <table:table-cell table:formula="of:=5*[.I25]/([.$J$2]+[.I25])" office:value-type="float" office:value="4.20856772919087">
            <text:p>4,2085677292</text:p>
          </table:table-cell>
          <table:table-cell table:number-columns-repeated="2"/>
        </table:table-row>
        <table:table-row table:style-name="ro1">
          <table:table-cell office:value-type="float" office:value="-13">
            <text:p>-13</text:p>
          </table:table-cell>
          <table:table-cell office:value-type="float" office:value="50">
            <text:p>50,0000</text:p>
          </table:table-cell>
          <table:table-cell office:value-type="string">
            <text:p>7456</text:p>
          </table:table-cell>
          <table:table-cell office:value-type="string">
            <text:p>.</text:p>
          </table:table-cell>
          <table:table-cell table:formula="of:=CONCATENATE([.F26];[.A26];[.H26];[.B26];[.D26];[.C26];[.G26];[.H27])" office:value-type="string" office:string-value="{-13,50.7456},">
            <text:p>{-13,50.745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6]+[.C26]/10000" office:value-type="float" office:value="50.7456">
            <text:p>50,7456</text:p>
          </table:table-cell>
          <table:table-cell table:formula="of:=5*[.I26]/([.$J$2]+[.I26])" office:value-type="float" office:value="4.17689511668335">
            <text:p>4,1768951167</text:p>
          </table:table-cell>
          <table:table-cell table:number-columns-repeated="2"/>
        </table:table-row>
        <table:table-row table:style-name="ro1">
          <table:table-cell office:value-type="float" office:value="-12">
            <text:p>-12</text:p>
          </table:table-cell>
          <table:table-cell office:value-type="float" office:value="48">
            <text:p>48,0000</text:p>
          </table:table-cell>
          <table:table-cell office:value-type="string">
            <text:p>4294</text:p>
          </table:table-cell>
          <table:table-cell office:value-type="string">
            <text:p>.</text:p>
          </table:table-cell>
          <table:table-cell table:formula="of:=CONCATENATE([.F27];[.A27];[.H27];[.B27];[.D27];[.C27];[.G27];[.H28])" office:value-type="string" office:string-value="{-12,48.4294},">
            <text:p>{-12,48.429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7]+[.C27]/10000" office:value-type="float" office:value="48.4294">
            <text:p>48,4294</text:p>
          </table:table-cell>
          <table:table-cell table:formula="of:=5*[.I27]/([.$J$2]+[.I27])" office:value-type="float" office:value="4.14426641382592">
            <text:p>4,1442664138</text:p>
          </table:table-cell>
          <table:table-cell table:number-columns-repeated="2"/>
        </table:table-row>
        <table:table-row table:style-name="ro1">
          <table:table-cell office:value-type="float" office:value="-11">
            <text:p>-11</text:p>
          </table:table-cell>
          <table:table-cell office:value-type="float" office:value="46">
            <text:p>46,0000</text:p>
          </table:table-cell>
          <table:table-cell office:value-type="string">
            <text:p>2224</text:p>
          </table:table-cell>
          <table:table-cell office:value-type="string">
            <text:p>.</text:p>
          </table:table-cell>
          <table:table-cell table:formula="of:=CONCATENATE([.F28];[.A28];[.H28];[.B28];[.D28];[.C28];[.G28];[.H29])" office:value-type="string" office:string-value="{-11,46.2224},">
            <text:p>{-11,46.222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8]+[.C28]/10000" office:value-type="float" office:value="46.2224">
            <text:p>46,2224</text:p>
          </table:table-cell>
          <table:table-cell table:formula="of:=5*[.I28]/([.$J$2]+[.I28])" office:value-type="float" office:value="4.11067474885455">
            <text:p>4,1106747489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44">
            <text:p>44,0000</text:p>
          </table:table-cell>
          <table:table-cell office:value-type="string">
            <text:p>1201</text:p>
          </table:table-cell>
          <table:table-cell office:value-type="string">
            <text:p>.</text:p>
          </table:table-cell>
          <table:table-cell table:formula="of:=CONCATENATE([.F29];[.A29];[.H29];[.B29];[.D29];[.C29];[.G29];[.H30])" office:value-type="string" office:string-value="{-10,44.1201},">
            <text:p>{-10,44.120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29]+[.C29]/10000" office:value-type="float" office:value="44.1201">
            <text:p>44,1201</text:p>
          </table:table-cell>
          <table:table-cell table:formula="of:=5*[.I29]/([.$J$2]+[.I29])" office:value-type="float" office:value="4.07612883198664">
            <text:p>4,076128832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42">
            <text:p>42,0000</text:p>
          </table:table-cell>
          <table:table-cell office:value-type="string">
            <text:p>1180</text:p>
          </table:table-cell>
          <table:table-cell office:value-type="string">
            <text:p>.</text:p>
          </table:table-cell>
          <table:table-cell table:formula="of:=CONCATENATE([.F30];[.A30];[.H30];[.B30];[.D30];[.C30];[.G30];[.H31])" office:value-type="string" office:string-value="{-9,42.1180},">
            <text:p>{-9,42.118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0]+[.C30]/10000" office:value-type="float" office:value="42.118">
            <text:p>42,118</text:p>
          </table:table-cell>
          <table:table-cell table:formula="of:=5*[.I30]/([.$J$2]+[.I30])" office:value-type="float" office:value="4.04063855098047">
            <text:p>4,040638551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40">
            <text:p>40,0000</text:p>
          </table:table-cell>
          <table:table-cell office:value-type="string">
            <text:p>2121</text:p>
          </table:table-cell>
          <table:table-cell office:value-type="string">
            <text:p>.</text:p>
          </table:table-cell>
          <table:table-cell table:formula="of:=CONCATENATE([.F31];[.A31];[.H31];[.B31];[.D31];[.C31];[.G31];[.H32])" office:value-type="string" office:string-value="{-8,40.2121},">
            <text:p>{-8,40.212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1]+[.C31]/10000" office:value-type="float" office:value="40.2121">
            <text:p>40,2121</text:p>
          </table:table-cell>
          <table:table-cell table:formula="of:=5*[.I31]/([.$J$2]+[.I31])" office:value-type="float" office:value="4.0042240814465">
            <text:p>4,0042240814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38">
            <text:p>38,0000</text:p>
          </table:table-cell>
          <table:table-cell office:value-type="string">
            <text:p>3988</text:p>
          </table:table-cell>
          <table:table-cell office:value-type="string">
            <text:p>.</text:p>
          </table:table-cell>
          <table:table-cell table:formula="of:=CONCATENATE([.F32];[.A32];[.H32];[.B32];[.D32];[.C32];[.G32];[.H33])" office:value-type="string" office:string-value="{-7,38.3988},">
            <text:p>{-7,38.398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2]+[.C32]/10000" office:value-type="float" office:value="38.3988">
            <text:p>38,3988</text:p>
          </table:table-cell>
          <table:table-cell table:formula="of:=5*[.I32]/([.$J$2]+[.I32])" office:value-type="float" office:value="3.96691653512071">
            <text:p>3,9669165351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36">
            <text:p>36,0000</text:p>
          </table:table-cell>
          <table:table-cell office:value-type="string">
            <text:p>6746</text:p>
          </table:table-cell>
          <table:table-cell office:value-type="string">
            <text:p>.</text:p>
          </table:table-cell>
          <table:table-cell table:formula="of:=CONCATENATE([.F33];[.A33];[.H33];[.B33];[.D33];[.C33];[.G33];[.H34])" office:value-type="string" office:string-value="{-6,36.6746},">
            <text:p>{-6,36.674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3]+[.C33]/10000" office:value-type="float" office:value="36.6746">
            <text:p>36,6746</text:p>
          </table:table-cell>
          <table:table-cell table:formula="of:=5*[.I33]/([.$J$2]+[.I33])" office:value-type="float" office:value="3.92875354046955">
            <text:p>3,928753540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35">
            <text:p>35,0000</text:p>
          </table:table-cell>
          <table:table-cell office:value-type="string">
            <text:p>0362</text:p>
          </table:table-cell>
          <table:table-cell office:value-type="string">
            <text:p>.</text:p>
          </table:table-cell>
          <table:table-cell table:formula="of:=CONCATENATE([.F34];[.A34];[.H34];[.B34];[.D34];[.C34];[.G34];[.H35])" office:value-type="string" office:string-value="{-5,35.0362},">
            <text:p>{-5,35.036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4]+[.C34]/10000" office:value-type="float" office:value="35.0362">
            <text:p>35,0362</text:p>
          </table:table-cell>
          <table:table-cell table:formula="of:=5*[.I34]/([.$J$2]+[.I34])" office:value-type="float" office:value="3.88978199759305">
            <text:p>3,889781997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33">
            <text:p>33,0000</text:p>
          </table:table-cell>
          <table:table-cell office:value-type="string">
            <text:p>4802</text:p>
          </table:table-cell>
          <table:table-cell office:value-type="string">
            <text:p>.</text:p>
          </table:table-cell>
          <table:table-cell table:formula="of:=CONCATENATE([.F35];[.A35];[.H35];[.B35];[.D35];[.C35];[.G35];[.H36])" office:value-type="string" office:string-value="{-4,33.4802},">
            <text:p>{-4,33.480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5]+[.C35]/10000" office:value-type="float" office:value="33.4802">
            <text:p>33,4802</text:p>
          </table:table-cell>
          <table:table-cell table:formula="of:=5*[.I35]/([.$J$2]+[.I35])" office:value-type="float" office:value="3.85005128771257">
            <text:p>3,8500512877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32">
            <text:p>32,0000</text:p>
          </table:table-cell>
          <table:table-cell office:value-type="string">
            <text:p>0035</text:p>
          </table:table-cell>
          <table:table-cell office:value-type="string">
            <text:p>.</text:p>
          </table:table-cell>
          <table:table-cell table:formula="of:=CONCATENATE([.F36];[.A36];[.H36];[.B36];[.D36];[.C36];[.G36];[.H37])" office:value-type="string" office:string-value="{-3,32.0035},">
            <text:p>{-3,32.003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6]+[.C36]/10000" office:value-type="float" office:value="32.0035">
            <text:p>32,0035</text:p>
          </table:table-cell>
          <table:table-cell table:formula="of:=5*[.I36]/([.$J$2]+[.I36])" office:value-type="float" office:value="3.80962300760651">
            <text:p>3,8096230076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30">
            <text:p>30,0000</text:p>
          </table:table-cell>
          <table:table-cell office:value-type="string">
            <text:p>6028</text:p>
          </table:table-cell>
          <table:table-cell office:value-type="string">
            <text:p>.</text:p>
          </table:table-cell>
          <table:table-cell table:formula="of:=CONCATENATE([.F37];[.A37];[.H37];[.B37];[.D37];[.C37];[.G37];[.H38])" office:value-type="string" office:string-value="{-2,30.6028},">
            <text:p>{-2,30.602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7]+[.C37]/10000" office:value-type="float" office:value="30.6028">
            <text:p>30,6028</text:p>
          </table:table-cell>
          <table:table-cell table:formula="of:=5*[.I37]/([.$J$2]+[.I37])" office:value-type="float" office:value="3.76855783344991">
            <text:p>3,7685578334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9">
            <text:p>29,0000</text:p>
          </table:table-cell>
          <table:table-cell office:value-type="string">
            <text:p>2750</text:p>
          </table:table-cell>
          <table:table-cell office:value-type="string">
            <text:p>.</text:p>
          </table:table-cell>
          <table:table-cell table:formula="of:=CONCATENATE([.F38];[.A38];[.H38];[.B38];[.D38];[.C38];[.G38];[.H39])" office:value-type="string" office:string-value="{-1,29.2750},">
            <text:p>{-1,29.275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8]+[.C38]/10000" office:value-type="float" office:value="29.275">
            <text:p>29,275</text:p>
          </table:table-cell>
          <table:table-cell table:formula="of:=5*[.I38]/([.$J$2]+[.I38])" office:value-type="float" office:value="3.72692552514322">
            <text:p>3,7269255251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">
            <text:p>28,0000</text:p>
          </table:table-cell>
          <table:table-cell office:value-type="string">
            <text:p>0170</text:p>
          </table:table-cell>
          <table:table-cell office:value-type="string">
            <text:p>.</text:p>
          </table:table-cell>
          <table:table-cell table:formula="of:=CONCATENATE([.F39];[.A39];[.H39];[.B39];[.D39];[.C39];[.G39];[.H40])" office:value-type="string" office:string-value="{0,28.0170},">
            <text:p>{0,28.017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39]+[.C39]/10000" office:value-type="float" office:value="28.017">
            <text:p>28,017</text:p>
          </table:table-cell>
          <table:table-cell table:formula="of:=5*[.I39]/([.$J$2]+[.I39])" office:value-type="float" office:value="3.68479890575269">
            <text:p>3,68479890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6">
            <text:p>26,0000</text:p>
          </table:table-cell>
          <table:table-cell office:value-type="string">
            <text:p>8255</text:p>
          </table:table-cell>
          <table:table-cell office:value-type="string">
            <text:p>.</text:p>
          </table:table-cell>
          <table:table-cell table:formula="of:=CONCATENATE([.F40];[.A40];[.H40];[.B40];[.D40];[.C40];[.G40];[.H41])" office:value-type="string" office:string-value="{1,26.8255},">
            <text:p>{1,26.825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0]+[.C40]/10000" office:value-type="float" office:value="26.8255">
            <text:p>26,8255</text:p>
          </table:table-cell>
          <table:table-cell table:formula="of:=5*[.I40]/([.$J$2]+[.I40])" office:value-type="float" office:value="3.64224518336479">
            <text:p>3,642245183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">
            <text:p>25,0000</text:p>
          </table:table-cell>
          <table:table-cell office:value-type="string">
            <text:p>6972</text:p>
          </table:table-cell>
          <table:table-cell office:value-type="string">
            <text:p>.</text:p>
          </table:table-cell>
          <table:table-cell table:formula="of:=CONCATENATE([.F41];[.A41];[.H41];[.B41];[.D41];[.C41];[.G41];[.H42])" office:value-type="string" office:string-value="{2,25.6972},">
            <text:p>{2,25.697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1]+[.C41]/10000" office:value-type="float" office:value="25.6972">
            <text:p>25,6972</text:p>
          </table:table-cell>
          <table:table-cell table:formula="of:=5*[.I41]/([.$J$2]+[.I41])" office:value-type="float" office:value="3.59932991943346">
            <text:p>3,5993299194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">
            <text:p>24,0000</text:p>
          </table:table-cell>
          <table:table-cell office:value-type="string">
            <text:p>6290</text:p>
          </table:table-cell>
          <table:table-cell office:value-type="string">
            <text:p>.</text:p>
          </table:table-cell>
          <table:table-cell table:formula="of:=CONCATENATE([.F42];[.A42];[.H42];[.B42];[.D42];[.C42];[.G42];[.H43])" office:value-type="string" office:string-value="{3,24.6290},">
            <text:p>{3,24.629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2]+[.C42]/10000" office:value-type="float" office:value="24.629">
            <text:p>24,629</text:p>
          </table:table-cell>
          <table:table-cell table:formula="of:=5*[.I42]/([.$J$2]+[.I42])" office:value-type="float" office:value="3.55612348031996">
            <text:p>3,556123480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,0000</text:p>
          </table:table-cell>
          <table:table-cell office:value-type="string">
            <text:p>6176</text:p>
          </table:table-cell>
          <table:table-cell office:value-type="string">
            <text:p>.</text:p>
          </table:table-cell>
          <table:table-cell table:formula="of:=CONCATENATE([.F43];[.A43];[.H43];[.B43];[.D43];[.C43];[.G43];[.H44])" office:value-type="string" office:string-value="{4,23.6176},">
            <text:p>{4,23.617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3]+[.C43]/10000" office:value-type="float" office:value="23.6176">
            <text:p>23,6176</text:p>
          </table:table-cell>
          <table:table-cell table:formula="of:=5*[.I43]/([.$J$2]+[.I43])" office:value-type="float" office:value="3.51268383227833">
            <text:p>3,5126838323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2">
            <text:p>22,0000</text:p>
          </table:table-cell>
          <table:table-cell office:value-type="string">
            <text:p>6597</text:p>
          </table:table-cell>
          <table:table-cell office:value-type="string">
            <text:p>.</text:p>
          </table:table-cell>
          <table:table-cell table:formula="of:=CONCATENATE([.F44];[.A44];[.H44];[.B44];[.D44];[.C44];[.G44];[.H45])" office:value-type="string" office:string-value="{5,22.6597},">
            <text:p>{5,22.659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4]+[.C44]/10000" office:value-type="float" office:value="22.6597">
            <text:p>22,6597</text:p>
          </table:table-cell>
          <table:table-cell table:formula="of:=5*[.I44]/([.$J$2]+[.I44])" office:value-type="float" office:value="3.46906125898278">
            <text:p>3,469061259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1">
            <text:p>21,0000</text:p>
          </table:table-cell>
          <table:table-cell office:value-type="string">
            <text:p>7522</text:p>
          </table:table-cell>
          <table:table-cell office:value-type="string">
            <text:p>.</text:p>
          </table:table-cell>
          <table:table-cell table:formula="of:=CONCATENATE([.F45];[.A45];[.H45];[.B45];[.D45];[.C45];[.G45];[.H46])" office:value-type="string" office:string-value="{6,21.7522},">
            <text:p>{6,21.752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5]+[.C45]/10000" office:value-type="float" office:value="21.7522">
            <text:p>21,7522</text:p>
          </table:table-cell>
          <table:table-cell table:formula="of:=5*[.I45]/([.$J$2]+[.I45])" office:value-type="float" office:value="3.42530596305138">
            <text:p>3,4253059631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">
            <text:p>20,0000</text:p>
          </table:table-cell>
          <table:table-cell office:value-type="string">
            <text:p>8916</text:p>
          </table:table-cell>
          <table:table-cell office:value-type="string">
            <text:p>.</text:p>
          </table:table-cell>
          <table:table-cell table:formula="of:=CONCATENATE([.F46];[.A46];[.H46];[.B46];[.D46];[.C46];[.G46];[.H47])" office:value-type="string" office:string-value="{7,20.8916},">
            <text:p>{7,20.891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6]+[.C46]/10000" office:value-type="float" office:value="20.8916">
            <text:p>20,8916</text:p>
          </table:table-cell>
          <table:table-cell table:formula="of:=5*[.I46]/([.$J$2]+[.I46])" office:value-type="float" office:value="3.38143702495177">
            <text:p>3,381437025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">
            <text:p>20,0000</text:p>
          </table:table-cell>
          <table:table-cell office:value-type="string">
            <text:p>0749</text:p>
          </table:table-cell>
          <table:table-cell office:value-type="string">
            <text:p>.</text:p>
          </table:table-cell>
          <table:table-cell table:formula="of:=CONCATENATE([.F47];[.A47];[.H47];[.B47];[.D47];[.C47];[.G47];[.H48])" office:value-type="string" office:string-value="{8,20.0749},">
            <text:p>{8,20.074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7]+[.C47]/10000" office:value-type="float" office:value="20.0749">
            <text:p>20,0749</text:p>
          </table:table-cell>
          <table:table-cell table:formula="of:=5*[.I47]/([.$J$2]+[.I47])" office:value-type="float" office:value="3.33748408141008">
            <text:p>3,3374840814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,0000</text:p>
          </table:table-cell>
          <table:table-cell office:value-type="string">
            <text:p>2988</text:p>
          </table:table-cell>
          <table:table-cell office:value-type="string">
            <text:p>.</text:p>
          </table:table-cell>
          <table:table-cell table:formula="of:=CONCATENATE([.F48];[.A48];[.H48];[.B48];[.D48];[.C48];[.G48];[.H49])" office:value-type="string" office:string-value="{9,19.2988},">
            <text:p>{9,19.298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8]+[.C48]/10000" office:value-type="float" office:value="19.2988">
            <text:p>19,2988</text:p>
          </table:table-cell>
          <table:table-cell table:formula="of:=5*[.I48]/([.$J$2]+[.I48])" office:value-type="float" office:value="3.29344546534329">
            <text:p>3,2934454653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8">
            <text:p>18,0000</text:p>
          </table:table-cell>
          <table:table-cell office:value-type="string">
            <text:p>5600</text:p>
          </table:table-cell>
          <table:table-cell office:value-type="string">
            <text:p>.</text:p>
          </table:table-cell>
          <table:table-cell table:formula="of:=CONCATENATE([.F49];[.A49];[.H49];[.B49];[.D49];[.C49];[.G49];[.H50])" office:value-type="string" office:string-value="{10,18.5600},">
            <text:p>{10,18.560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49]+[.C49]/10000" office:value-type="float" office:value="18.56">
            <text:p>18,56</text:p>
          </table:table-cell>
          <table:table-cell table:formula="of:=5*[.I49]/([.$J$2]+[.I49])" office:value-type="float" office:value="3.24929971988796">
            <text:p>3,2492997199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8">
            <text:p>18,0000</text:p>
          </table:table-cell>
          <table:table-cell office:value-type="string">
            <text:p>4818</text:p>
          </table:table-cell>
          <table:table-cell office:value-type="string">
            <text:p>.</text:p>
          </table:table-cell>
          <table:table-cell table:formula="of:=CONCATENATE([.F50];[.A50];[.H50];[.B50];[.D50];[.C50];[.G50];[.H51])" office:value-type="string" office:string-value="{11,18.4818},">
            <text:p>{11,18.481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0]+[.C50]/10000" office:value-type="float" office:value="18.4818">
            <text:p>18,4818</text:p>
          </table:table-cell>
          <table:table-cell table:formula="of:=5*[.I50]/([.$J$2]+[.I50])" office:value-type="float" office:value="3.24449297446088">
            <text:p>3,2444929745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8">
            <text:p>18,0000</text:p>
          </table:table-cell>
          <table:table-cell office:value-type="string">
            <text:p>1489</text:p>
          </table:table-cell>
          <table:table-cell office:value-type="string">
            <text:p>.</text:p>
          </table:table-cell>
          <table:table-cell table:formula="of:=CONCATENATE([.F51];[.A51];[.H51];[.B51];[.D51];[.C51];[.G51];[.H52])" office:value-type="string" office:string-value="{12,18.1489},">
            <text:p>{12,18.148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1]+[.C51]/10000" office:value-type="float" office:value="18.1489">
            <text:p>18,1489</text:p>
          </table:table-cell>
          <table:table-cell table:formula="of:=5*[.I51]/([.$J$2]+[.I51])" office:value-type="float" office:value="3.22373165558867">
            <text:p>3,223731655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7">
            <text:p>17,0000</text:p>
          </table:table-cell>
          <table:table-cell office:value-type="string">
            <text:p>6316</text:p>
          </table:table-cell>
          <table:table-cell office:value-type="string">
            <text:p>.</text:p>
          </table:table-cell>
          <table:table-cell table:formula="of:=CONCATENATE([.F52];[.A52];[.H52];[.B52];[.D52];[.C52];[.G52];[.H53])" office:value-type="string" office:string-value="{13,17.6316},">
            <text:p>{13,17.631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2]+[.C52]/10000" office:value-type="float" office:value="17.6316">
            <text:p>17,6316</text:p>
          </table:table-cell>
          <table:table-cell table:formula="of:=5*[.I52]/([.$J$2]+[.I52])" office:value-type="float" office:value="3.19047756915995">
            <text:p>3,1904775692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,0000</text:p>
          </table:table-cell>
          <table:table-cell office:value-type="string">
            <text:p>9917</text:p>
          </table:table-cell>
          <table:table-cell office:value-type="string">
            <text:p>.</text:p>
          </table:table-cell>
          <table:table-cell table:formula="of:=CONCATENATE([.F53];[.A53];[.H53];[.B53];[.D53];[.C53];[.G53];[.H54])" office:value-type="string" office:string-value="{14,16.9917},">
            <text:p>{14,16.991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3]+[.C53]/10000" office:value-type="float" office:value="16.9917">
            <text:p>16,9917</text:p>
          </table:table-cell>
          <table:table-cell table:formula="of:=5*[.I53]/([.$J$2]+[.I53])" office:value-type="float" office:value="3.14757870011893">
            <text:p>3,147578700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,0000</text:p>
          </table:table-cell>
          <table:table-cell office:value-type="string">
            <text:p>2797</text:p>
          </table:table-cell>
          <table:table-cell office:value-type="string">
            <text:p>.</text:p>
          </table:table-cell>
          <table:table-cell table:formula="of:=CONCATENATE([.F54];[.A54];[.H54];[.B54];[.D54];[.C54];[.G54];[.H55])" office:value-type="string" office:string-value="{15,16.2797},">
            <text:p>{15,16.279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4]+[.C54]/10000" office:value-type="float" office:value="16.2797">
            <text:p>16,2797</text:p>
          </table:table-cell>
          <table:table-cell table:formula="of:=5*[.I54]/([.$J$2]+[.I54])" office:value-type="float" office:value="3.09739076169058">
            <text:p>3,0973907617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">
            <text:p>15,0000</text:p>
          </table:table-cell>
          <table:table-cell office:value-type="string">
            <text:p>5350</text:p>
          </table:table-cell>
          <table:table-cell office:value-type="string">
            <text:p>.</text:p>
          </table:table-cell>
          <table:table-cell table:formula="of:=CONCATENATE([.F55];[.A55];[.H55];[.B55];[.D55];[.C55];[.G55];[.H56])" office:value-type="string" office:string-value="{16,15.5350},">
            <text:p>{16,15.535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5]+[.C55]/10000" office:value-type="float" office:value="15.535">
            <text:p>15,535</text:p>
          </table:table-cell>
          <table:table-cell table:formula="of:=5*[.I55]/([.$J$2]+[.I55])" office:value-type="float" office:value="3.04190327002154">
            <text:p>3,0419032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,0000</text:p>
          </table:table-cell>
          <table:table-cell office:value-type="string">
            <text:p>7867</text:p>
          </table:table-cell>
          <table:table-cell office:value-type="string">
            <text:p>.</text:p>
          </table:table-cell>
          <table:table-cell table:formula="of:=CONCATENATE([.F56];[.A56];[.H56];[.B56];[.D56];[.C56];[.G56];[.H57])" office:value-type="string" office:string-value="{17,14.7867},">
            <text:p>{17,14.786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6]+[.C56]/10000" office:value-type="float" office:value="14.7867">
            <text:p>14,7867</text:p>
          </table:table-cell>
          <table:table-cell table:formula="of:=5*[.I56]/([.$J$2]+[.I56])" office:value-type="float" office:value="2.98278915708828">
            <text:p>2,982789157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,0000</text:p>
          </table:table-cell>
          <table:table-cell office:value-type="string">
            <text:p>0551</text:p>
          </table:table-cell>
          <table:table-cell office:value-type="string">
            <text:p>.</text:p>
          </table:table-cell>
          <table:table-cell table:formula="of:=CONCATENATE([.F57];[.A57];[.H57];[.B57];[.D57];[.C57];[.G57];[.H58])" office:value-type="string" office:string-value="{18,14.0551},">
            <text:p>{18,14.055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7]+[.C57]/10000" office:value-type="float" office:value="14.0551">
            <text:p>14,0551</text:p>
          </table:table-cell>
          <table:table-cell table:formula="of:=5*[.I57]/([.$J$2]+[.I57])" office:value-type="float" office:value="2.92143869699149">
            <text:p>2,921438697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,0000</text:p>
          </table:table-cell>
          <table:table-cell office:value-type="string">
            <text:p>3536</text:p>
          </table:table-cell>
          <table:table-cell office:value-type="string">
            <text:p>.</text:p>
          </table:table-cell>
          <table:table-cell table:formula="of:=CONCATENATE([.F58];[.A58];[.H58];[.B58];[.D58];[.C58];[.G58];[.H59])" office:value-type="string" office:string-value="{19,13.3536},">
            <text:p>{19,13.353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8]+[.C58]/10000" office:value-type="float" office:value="13.3536">
            <text:p>13,3536</text:p>
          </table:table-cell>
          <table:table-cell table:formula="of:=5*[.I58]/([.$J$2]+[.I58])" office:value-type="float" office:value="2.85900246642916">
            <text:p>2,8590024664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,0000</text:p>
          </table:table-cell>
          <table:table-cell office:value-type="string">
            <text:p>6900</text:p>
          </table:table-cell>
          <table:table-cell office:value-type="string">
            <text:p>.</text:p>
          </table:table-cell>
          <table:table-cell table:formula="of:=CONCATENATE([.F59];[.A59];[.H59];[.B59];[.D59];[.C59];[.G59];[.H60])" office:value-type="string" office:string-value="{20,12.6900},">
            <text:p>{20,12.690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59]+[.C59]/10000" office:value-type="float" office:value="12.69">
            <text:p>12,69</text:p>
          </table:table-cell>
          <table:table-cell table:formula="of:=5*[.I59]/([.$J$2]+[.I59])" office:value-type="float" office:value="2.79638607315998">
            <text:p>2,7963860732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,0000</text:p>
          </table:table-cell>
          <table:table-cell office:value-type="string">
            <text:p>0684</text:p>
          </table:table-cell>
          <table:table-cell office:value-type="string">
            <text:p>.</text:p>
          </table:table-cell>
          <table:table-cell table:formula="of:=CONCATENATE([.F60];[.A60];[.H60];[.B60];[.D60];[.C60];[.G60];[.H61])" office:value-type="string" office:string-value="{21,12.0684},">
            <text:p>{21,12.068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0]+[.C60]/10000" office:value-type="float" office:value="12.0684">
            <text:p>12,0684</text:p>
          </table:table-cell>
          <table:table-cell table:formula="of:=5*[.I60]/([.$J$2]+[.I60])" office:value-type="float" office:value="2.73431694187164">
            <text:p>2,7343169419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,0000</text:p>
          </table:table-cell>
          <table:table-cell office:value-type="string">
            <text:p>4900</text:p>
          </table:table-cell>
          <table:table-cell office:value-type="string">
            <text:p>.</text:p>
          </table:table-cell>
          <table:table-cell table:formula="of:=CONCATENATE([.F61];[.A61];[.H61];[.B61];[.D61];[.C61];[.G61];[.H62])" office:value-type="string" office:string-value="{22,11.4900},">
            <text:p>{22,11.490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1]+[.C61]/10000" office:value-type="float" office:value="11.49">
            <text:p>11,49</text:p>
          </table:table-cell>
          <table:table-cell table:formula="of:=5*[.I61]/([.$J$2]+[.I61])" office:value-type="float" office:value="2.67333643555142">
            <text:p>2,6733364356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,0000</text:p>
          </table:table-cell>
          <table:table-cell office:value-type="string">
            <text:p>9539</text:p>
          </table:table-cell>
          <table:table-cell office:value-type="string">
            <text:p>.</text:p>
          </table:table-cell>
          <table:table-cell table:formula="of:=CONCATENATE([.F62];[.A62];[.H62];[.B62];[.D62];[.C62];[.G62];[.H63])" office:value-type="string" office:string-value="{23,10.9539},">
            <text:p>{23,10.953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2]+[.C62]/10000" office:value-type="float" office:value="10.9539">
            <text:p>10,9539</text:p>
          </table:table-cell>
          <table:table-cell table:formula="of:=5*[.I62]/([.$J$2]+[.I62])" office:value-type="float" office:value="2.61380936245759">
            <text:p>2,6138093625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,0000</text:p>
          </table:table-cell>
          <table:table-cell office:value-type="string">
            <text:p>4582</text:p>
          </table:table-cell>
          <table:table-cell office:value-type="string">
            <text:p>.</text:p>
          </table:table-cell>
          <table:table-cell table:formula="of:=CONCATENATE([.F63];[.A63];[.H63];[.B63];[.D63];[.C63];[.G63];[.H64])" office:value-type="string" office:string-value="{24,10.4582},">
            <text:p>{24,10.458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3]+[.C63]/10000" office:value-type="float" office:value="10.4582">
            <text:p>10,4582</text:p>
          </table:table-cell>
          <table:table-cell table:formula="of:=5*[.I63]/([.$J$2]+[.I63])" office:value-type="float" office:value="2.55599221827922">
            <text:p>2,5559922183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,0000</text:p>
          </table:table-cell>
          <table:table-cell office:value-type="string">
            <text:p>0000</text:p>
          </table:table-cell>
          <table:table-cell office:value-type="string">
            <text:p>.</text:p>
          </table:table-cell>
          <table:table-cell table:formula="of:=CONCATENATE([.F64];[.A64];[.H64];[.B64];[.D64];[.C64];[.G64];[.H65])" office:value-type="string" office:string-value="{25,10.0000},">
            <text:p>{25,10.000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4]+[.C64]/10000" office:value-type="float" office:value="10">
            <text:p>10</text:p>
          </table:table-cell>
          <table:table-cell table:formula="of:=5*[.I64]/([.$J$2]+[.I64])"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9">
            <text:p>9,0000</text:p>
          </table:table-cell>
          <table:table-cell office:value-type="string">
            <text:p>5762</text:p>
          </table:table-cell>
          <table:table-cell office:value-type="string">
            <text:p>.</text:p>
          </table:table-cell>
          <table:table-cell table:formula="of:=CONCATENATE([.F65];[.A65];[.H65];[.B65];[.D65];[.C65];[.G65];[.H66])" office:value-type="string" office:string-value="{26,9.5762},">
            <text:p>{26,9.576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5]+[.C65]/10000" office:value-type="float" office:value="9.5762">
            <text:p>9,5762</text:p>
          </table:table-cell>
          <table:table-cell table:formula="of:=5*[.I65]/([.$J$2]+[.I65])" office:value-type="float" office:value="2.44587815817166">
            <text:p>2,4458781582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">
            <text:p>9,0000</text:p>
          </table:table-cell>
          <table:table-cell office:value-type="string">
            <text:p>1835</text:p>
          </table:table-cell>
          <table:table-cell office:value-type="string">
            <text:p>.</text:p>
          </table:table-cell>
          <table:table-cell table:formula="of:=CONCATENATE([.F66];[.A66];[.H66];[.B66];[.D66];[.C66];[.G66];[.H67])" office:value-type="string" office:string-value="{27,9.1835},">
            <text:p>{27,9.183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6]+[.C66]/10000" office:value-type="float" office:value="9.1835">
            <text:p>9,1835</text:p>
          </table:table-cell>
          <table:table-cell table:formula="of:=5*[.I66]/([.$J$2]+[.I66])" office:value-type="float" office:value="2.39359345270675">
            <text:p>2,393593452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,0000</text:p>
          </table:table-cell>
          <table:table-cell office:value-type="string">
            <text:p>8186</text:p>
          </table:table-cell>
          <table:table-cell office:value-type="string">
            <text:p>.</text:p>
          </table:table-cell>
          <table:table-cell table:formula="of:=CONCATENATE([.F67];[.A67];[.H67];[.B67];[.D67];[.C67];[.G67];[.H68])" office:value-type="string" office:string-value="{28,8.8186},">
            <text:p>{28,8.818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7]+[.C67]/10000" office:value-type="float" office:value="8.8186">
            <text:p>8,8186</text:p>
          </table:table-cell>
          <table:table-cell table:formula="of:=5*[.I67]/([.$J$2]+[.I67])" office:value-type="float" office:value="2.34305421232185">
            <text:p>2,3430542123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8">
            <text:p>8,0000</text:p>
          </table:table-cell>
          <table:table-cell office:value-type="string">
            <text:p>4784</text:p>
          </table:table-cell>
          <table:table-cell office:value-type="string">
            <text:p>.</text:p>
          </table:table-cell>
          <table:table-cell table:formula="of:=CONCATENATE([.F68];[.A68];[.H68];[.B68];[.D68];[.C68];[.G68];[.H69])" office:value-type="string" office:string-value="{29,8.4784},">
            <text:p>{29,8.478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8]+[.C68]/10000" office:value-type="float" office:value="8.4784">
            <text:p>8,4784</text:p>
          </table:table-cell>
          <table:table-cell table:formula="of:=5*[.I68]/([.$J$2]+[.I68])" office:value-type="float" office:value="2.29413802060784">
            <text:p>2,294138020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,0000</text:p>
          </table:table-cell>
          <table:table-cell office:value-type="string">
            <text:p>1600</text:p>
          </table:table-cell>
          <table:table-cell office:value-type="string">
            <text:p>.</text:p>
          </table:table-cell>
          <table:table-cell table:formula="of:=CONCATENATE([.F69];[.A69];[.H69];[.B69];[.D69];[.C69];[.G69];[.H70])" office:value-type="string" office:string-value="{30,8.1600},">
            <text:p>{30,8.160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69]+[.C69]/10000" office:value-type="float" office:value="8.16">
            <text:p>8,16</text:p>
          </table:table-cell>
          <table:table-cell table:formula="of:=5*[.I69]/([.$J$2]+[.I69])" office:value-type="float" office:value="2.24669603524229">
            <text:p>2,2466960352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,0000</text:p>
          </table:table-cell>
          <table:table-cell office:value-type="string">
            <text:p>8608</text:p>
          </table:table-cell>
          <table:table-cell office:value-type="string">
            <text:p>.</text:p>
          </table:table-cell>
          <table:table-cell table:formula="of:=CONCATENATE([.F70];[.A70];[.H70];[.B70];[.D70];[.C70];[.G70];[.H71])" office:value-type="string" office:string-value="{31,7.8608},">
            <text:p>{31,7.860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0]+[.C70]/10000" office:value-type="float" office:value="7.8608">
            <text:p>7,8608</text:p>
          </table:table-cell>
          <table:table-cell table:formula="of:=5*[.I70]/([.$J$2]+[.I70])" office:value-type="float" office:value="2.20057332258353">
            <text:p>2,2005733226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">
            <text:p>7,0000</text:p>
          </table:table-cell>
          <table:table-cell office:value-type="string">
            <text:p>5785</text:p>
          </table:table-cell>
          <table:table-cell office:value-type="string">
            <text:p>.</text:p>
          </table:table-cell>
          <table:table-cell table:formula="of:=CONCATENATE([.F71];[.A71];[.H71];[.B71];[.D71];[.C71];[.G71];[.H72])" office:value-type="string" office:string-value="{32,7.5785},">
            <text:p>{32,7.578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1]+[.C71]/10000" office:value-type="float" office:value="7.5785">
            <text:p>7,5785</text:p>
          </table:table-cell>
          <table:table-cell table:formula="of:=5*[.I71]/([.$J$2]+[.I71])" office:value-type="float" office:value="2.15561623574253">
            <text:p>2,1556162357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">
            <text:p>7,0000</text:p>
          </table:table-cell>
          <table:table-cell office:value-type="string">
            <text:p>3109</text:p>
          </table:table-cell>
          <table:table-cell office:value-type="string">
            <text:p>.</text:p>
          </table:table-cell>
          <table:table-cell table:formula="of:=CONCATENATE([.F72];[.A72];[.H72];[.B72];[.D72];[.C72];[.G72];[.H73])" office:value-type="string" office:string-value="{33,7.3109},">
            <text:p>{33,7.310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2]+[.C72]/10000" office:value-type="float" office:value="7.3109">
            <text:p>7,3109</text:p>
          </table:table-cell>
          <table:table-cell table:formula="of:=5*[.I72]/([.$J$2]+[.I72])" office:value-type="float" office:value="2.11164641930807">
            <text:p>2,1116464193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">
            <text:p>7,0000</text:p>
          </table:table-cell>
          <table:table-cell office:value-type="string">
            <text:p>0564</text:p>
          </table:table-cell>
          <table:table-cell office:value-type="string">
            <text:p>.</text:p>
          </table:table-cell>
          <table:table-cell table:formula="of:=CONCATENATE([.F73];[.A73];[.H73];[.B73];[.D73];[.C73];[.G73];[.H74])" office:value-type="string" office:string-value="{34,7.0564},">
            <text:p>{34,7.056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3]+[.C73]/10000" office:value-type="float" office:value="7.0564">
            <text:p>7,0564</text:p>
          </table:table-cell>
          <table:table-cell table:formula="of:=5*[.I73]/([.$J$2]+[.I73])" office:value-type="float" office:value="2.06854904903731">
            <text:p>2,068549049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,0000</text:p>
          </table:table-cell>
          <table:table-cell office:value-type="string">
            <text:p>8133</text:p>
          </table:table-cell>
          <table:table-cell office:value-type="string">
            <text:p>.</text:p>
          </table:table-cell>
          <table:table-cell table:formula="of:=CONCATENATE([.F74];[.A74];[.H74];[.B74];[.D74];[.C74];[.G74];[.H75])" office:value-type="string" office:string-value="{35,6.8133},">
            <text:p>{35,6.813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4]+[.C74]/10000" office:value-type="float" office:value="6.8133">
            <text:p>6,8133</text:p>
          </table:table-cell>
          <table:table-cell table:formula="of:=5*[.I74]/([.$J$2]+[.I74])" office:value-type="float" office:value="2.02616381079265">
            <text:p>2,0261638108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">
            <text:p>6,0000</text:p>
          </table:table-cell>
          <table:table-cell office:value-type="string">
            <text:p>5806</text:p>
          </table:table-cell>
          <table:table-cell office:value-type="string">
            <text:p>.</text:p>
          </table:table-cell>
          <table:table-cell table:formula="of:=CONCATENATE([.F75];[.A75];[.H75];[.B75];[.D75];[.C75];[.G75];[.H76])" office:value-type="string" office:string-value="{36,6.5806},">
            <text:p>{36,6.580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5]+[.C75]/10000" office:value-type="float" office:value="6.5806">
            <text:p>6,5806</text:p>
          </table:table-cell>
          <table:table-cell table:formula="of:=5*[.I75]/([.$J$2]+[.I75])" office:value-type="float" office:value="1.984427584044">
            <text:p>1,984427584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6">
            <text:p>6,0000</text:p>
          </table:table-cell>
          <table:table-cell office:value-type="string">
            <text:p>3570</text:p>
          </table:table-cell>
          <table:table-cell office:value-type="string">
            <text:p>.</text:p>
          </table:table-cell>
          <table:table-cell table:formula="of:=CONCATENATE([.F76];[.A76];[.H76];[.B76];[.D76];[.C76];[.G76];[.H77])" office:value-type="string" office:string-value="{37,6.3570},">
            <text:p>{37,6.357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6]+[.C76]/10000" office:value-type="float" office:value="6.357">
            <text:p>6,357</text:p>
          </table:table-cell>
          <table:table-cell table:formula="of:=5*[.I76]/([.$J$2]+[.I76])" office:value-type="float" office:value="1.94320474414624">
            <text:p>1,943204744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6">
            <text:p>6,0000</text:p>
          </table:table-cell>
          <table:table-cell office:value-type="string">
            <text:p>1418</text:p>
          </table:table-cell>
          <table:table-cell office:value-type="string">
            <text:p>.</text:p>
          </table:table-cell>
          <table:table-cell table:formula="of:=CONCATENATE([.F77];[.A77];[.H77];[.B77];[.D77];[.C77];[.G77];[.H78])" office:value-type="string" office:string-value="{38,6.1418},">
            <text:p>{38,6.141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7]+[.C77]/10000" office:value-type="float" office:value="6.1418">
            <text:p>6,1418</text:p>
          </table:table-cell>
          <table:table-cell table:formula="of:=5*[.I77]/([.$J$2]+[.I77])" office:value-type="float" office:value="1.90245201898177">
            <text:p>1,902452019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">
            <text:p>5,0000</text:p>
          </table:table-cell>
          <table:table-cell office:value-type="string">
            <text:p>9343</text:p>
          </table:table-cell>
          <table:table-cell office:value-type="string">
            <text:p>.</text:p>
          </table:table-cell>
          <table:table-cell table:formula="of:=CONCATENATE([.F78];[.A78];[.H78];[.B78];[.D78];[.C78];[.G78];[.H79])" office:value-type="string" office:string-value="{39,5.9343},">
            <text:p>{39,5.934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8]+[.C78]/10000" office:value-type="float" office:value="5.9343">
            <text:p>5,9343</text:p>
          </table:table-cell>
          <table:table-cell table:formula="of:=5*[.I78]/([.$J$2]+[.I78])" office:value-type="float" office:value="1.86211505996498">
            <text:p>1,86211506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">
            <text:p>5,0000</text:p>
          </table:table-cell>
          <table:table-cell office:value-type="string">
            <text:p>7340</text:p>
          </table:table-cell>
          <table:table-cell office:value-type="string">
            <text:p>.</text:p>
          </table:table-cell>
          <table:table-cell table:formula="of:=CONCATENATE([.F79];[.A79];[.H79];[.B79];[.D79];[.C79];[.G79];[.H80])" office:value-type="string" office:string-value="{40,5.7340},">
            <text:p>{40,5.734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79]+[.C79]/10000" office:value-type="float" office:value="5.734">
            <text:p>5,734</text:p>
          </table:table-cell>
          <table:table-cell table:formula="of:=5*[.I79]/([.$J$2]+[.I79])" office:value-type="float" office:value="1.82216855217999">
            <text:p>1,822168552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">
            <text:p>5,0000</text:p>
          </table:table-cell>
          <table:table-cell office:value-type="string">
            <text:p>5405</text:p>
          </table:table-cell>
          <table:table-cell office:value-type="string">
            <text:p>.</text:p>
          </table:table-cell>
          <table:table-cell table:formula="of:=CONCATENATE([.F80];[.A80];[.H80];[.B80];[.D80];[.C80];[.G80];[.H81])" office:value-type="string" office:string-value="{41,5.5405},">
            <text:p>{41,5.540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0]+[.C80]/10000" office:value-type="float" office:value="5.5405">
            <text:p>5,5405</text:p>
          </table:table-cell>
          <table:table-cell table:formula="of:=5*[.I80]/([.$J$2]+[.I80])" office:value-type="float" office:value="1.78260030243557">
            <text:p>1,782600302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,0000</text:p>
          </table:table-cell>
          <table:table-cell office:value-type="string">
            <text:p>3534</text:p>
          </table:table-cell>
          <table:table-cell office:value-type="string">
            <text:p>.</text:p>
          </table:table-cell>
          <table:table-cell table:formula="of:=CONCATENATE([.F81];[.A81];[.H81];[.B81];[.D81];[.C81];[.G81];[.H82])" office:value-type="string" office:string-value="{42,5.3534},">
            <text:p>{42,5.353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1]+[.C81]/10000" office:value-type="float" office:value="5.3534">
            <text:p>5,3534</text:p>
          </table:table-cell>
          <table:table-cell table:formula="of:=5*[.I81]/([.$J$2]+[.I81])" office:value-type="float" office:value="1.74339234306408">
            <text:p>1,743392343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,0000</text:p>
          </table:table-cell>
          <table:table-cell office:value-type="string">
            <text:p>1725</text:p>
          </table:table-cell>
          <table:table-cell office:value-type="string">
            <text:p>.</text:p>
          </table:table-cell>
          <table:table-cell table:formula="of:=CONCATENATE([.F82];[.A82];[.H82];[.B82];[.D82];[.C82];[.G82];[.H83])" office:value-type="string" office:string-value="{43,5.1725},">
            <text:p>{43,5.172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2]+[.C82]/10000" office:value-type="float" office:value="5.1725">
            <text:p>5,1725</text:p>
          </table:table-cell>
          <table:table-cell table:formula="of:=5*[.I82]/([.$J$2]+[.I82])" office:value-type="float" office:value="1.70456417861262">
            <text:p>1,7045641786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,0000</text:p>
          </table:table-cell>
          <table:table-cell office:value-type="string">
            <text:p>9976</text:p>
          </table:table-cell>
          <table:table-cell office:value-type="string">
            <text:p>.</text:p>
          </table:table-cell>
          <table:table-cell table:formula="of:=CONCATENATE([.F83];[.A83];[.H83];[.B83];[.D83];[.C83];[.G83];[.H84])" office:value-type="string" office:string-value="{44,4.9976},">
            <text:p>{44,4.997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3]+[.C83]/10000" office:value-type="float" office:value="4.9976">
            <text:p>4,9976</text:p>
          </table:table-cell>
          <table:table-cell table:formula="of:=5*[.I83]/([.$J$2]+[.I83])" office:value-type="float" office:value="1.66613324798634">
            <text:p>1,666133248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4">
            <text:p>4,0000</text:p>
          </table:table-cell>
          <table:table-cell office:value-type="string">
            <text:p>8286</text:p>
          </table:table-cell>
          <table:table-cell office:value-type="string">
            <text:p>.</text:p>
          </table:table-cell>
          <table:table-cell table:formula="of:=CONCATENATE([.F84];[.A84];[.H84];[.B84];[.D84];[.C84];[.G84];[.H85])" office:value-type="string" office:string-value="{45,4.8286},">
            <text:p>{45,4.828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4]+[.C84]/10000" office:value-type="float" office:value="4.8286">
            <text:p>4,8286</text:p>
          </table:table-cell>
          <table:table-cell table:formula="of:=5*[.I84]/([.$J$2]+[.I84])" office:value-type="float" office:value="1.62813751803946">
            <text:p>1,628137518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,0000</text:p>
          </table:table-cell>
          <table:table-cell office:value-type="string">
            <text:p>6652</text:p>
          </table:table-cell>
          <table:table-cell office:value-type="string">
            <text:p>.</text:p>
          </table:table-cell>
          <table:table-cell table:formula="of:=CONCATENATE([.F85];[.A85];[.H85];[.B85];[.D85];[.C85];[.G85];[.H86])" office:value-type="string" office:string-value="{46,4.6652},">
            <text:p>{46,4.665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5]+[.C85]/10000" office:value-type="float" office:value="4.6652">
            <text:p>4,6652</text:p>
          </table:table-cell>
          <table:table-cell table:formula="of:=5*[.I85]/([.$J$2]+[.I85])" office:value-type="float" office:value="1.59056814772386">
            <text:p>1,5905681477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">
            <text:p>4,0000</text:p>
          </table:table-cell>
          <table:table-cell office:value-type="string">
            <text:p>5073</text:p>
          </table:table-cell>
          <table:table-cell office:value-type="string">
            <text:p>.</text:p>
          </table:table-cell>
          <table:table-cell table:formula="of:=CONCATENATE([.F86];[.A86];[.H86];[.B86];[.D86];[.C86];[.G86];[.H87])" office:value-type="string" office:string-value="{47,4.5073},">
            <text:p>{47,4.507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6]+[.C86]/10000" office:value-type="float" office:value="4.5073">
            <text:p>4,5073</text:p>
          </table:table-cell>
          <table:table-cell table:formula="of:=5*[.I86]/([.$J$2]+[.I86])" office:value-type="float" office:value="1.55345929290771">
            <text:p>1,5534592929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,0000</text:p>
          </table:table-cell>
          <table:table-cell office:value-type="string">
            <text:p>3548</text:p>
          </table:table-cell>
          <table:table-cell office:value-type="string">
            <text:p>.</text:p>
          </table:table-cell>
          <table:table-cell table:formula="of:=CONCATENATE([.F87];[.A87];[.H87];[.B87];[.D87];[.C87];[.G87];[.H88])" office:value-type="string" office:string-value="{48,4.3548},">
            <text:p>{48,4.354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7]+[.C87]/10000" office:value-type="float" office:value="4.3548">
            <text:p>4,3548</text:p>
          </table:table-cell>
          <table:table-cell table:formula="of:=5*[.I87]/([.$J$2]+[.I87])" office:value-type="float" office:value="1.5168445398055">
            <text:p>1,516844539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,0000</text:p>
          </table:table-cell>
          <table:table-cell office:value-type="string">
            <text:p>2075</text:p>
          </table:table-cell>
          <table:table-cell office:value-type="string">
            <text:p>.</text:p>
          </table:table-cell>
          <table:table-cell table:formula="of:=CONCATENATE([.F88];[.A88];[.H88];[.B88];[.D88];[.C88];[.G88];[.H89])" office:value-type="string" office:string-value="{49,4.2075},">
            <text:p>{49,4.207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8]+[.C88]/10000" office:value-type="float" office:value="4.2075">
            <text:p>4,2075</text:p>
          </table:table-cell>
          <table:table-cell table:formula="of:=5*[.I88]/([.$J$2]+[.I88])" office:value-type="float" office:value="1.48073200774239">
            <text:p>1,4807320077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,0000</text:p>
          </table:table-cell>
          <table:table-cell office:value-type="string">
            <text:p>0650</text:p>
          </table:table-cell>
          <table:table-cell office:value-type="string">
            <text:p>.</text:p>
          </table:table-cell>
          <table:table-cell table:formula="of:=CONCATENATE([.F89];[.A89];[.H89];[.B89];[.D89];[.C89];[.G89];[.H90])" office:value-type="string" office:string-value="{50,4.0650},">
            <text:p>{50,4.065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89]+[.C89]/10000" office:value-type="float" office:value="4.065">
            <text:p>4,065</text:p>
          </table:table-cell>
          <table:table-cell table:formula="of:=5*[.I89]/([.$J$2]+[.I89])" office:value-type="float" office:value="1.44507643085674">
            <text:p>1,4450764309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,0000</text:p>
          </table:table-cell>
          <table:table-cell office:value-type="string">
            <text:p>9271</text:p>
          </table:table-cell>
          <table:table-cell office:value-type="string">
            <text:p>.</text:p>
          </table:table-cell>
          <table:table-cell table:formula="of:=CONCATENATE([.F90];[.A90];[.H90];[.B90];[.D90];[.C90];[.G90];[.H91])" office:value-type="string" office:string-value="{51,3.9271},">
            <text:p>{51,3.927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0]+[.C90]/10000" office:value-type="float" office:value="3.9271">
            <text:p>3,9271</text:p>
          </table:table-cell>
          <table:table-cell table:formula="of:=5*[.I90]/([.$J$2]+[.I90])" office:value-type="float" office:value="1.40987714599594">
            <text:p>1,409877146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">
            <text:p>3,0000</text:p>
          </table:table-cell>
          <table:table-cell office:value-type="string">
            <text:p>7936</text:p>
          </table:table-cell>
          <table:table-cell office:value-type="string">
            <text:p>.</text:p>
          </table:table-cell>
          <table:table-cell table:formula="of:=CONCATENATE([.F91];[.A91];[.H91];[.B91];[.D91];[.C91];[.G91];[.H92])" office:value-type="string" office:string-value="{52,3.7936},">
            <text:p>{52,3.793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1]+[.C91]/10000" office:value-type="float" office:value="3.7936">
            <text:p>3,7936</text:p>
          </table:table-cell>
          <table:table-cell table:formula="of:=5*[.I91]/([.$J$2]+[.I91])" office:value-type="float" office:value="1.37513049530217">
            <text:p>1,3751304953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,0000</text:p>
          </table:table-cell>
          <table:table-cell office:value-type="string">
            <text:p>6639</text:p>
          </table:table-cell>
          <table:table-cell office:value-type="string">
            <text:p>.</text:p>
          </table:table-cell>
          <table:table-cell table:formula="of:=CONCATENATE([.F92];[.A92];[.H92];[.B92];[.D92];[.C92];[.G92];[.H93])" office:value-type="string" office:string-value="{53,3.6639},">
            <text:p>{53,3.663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2]+[.C92]/10000" office:value-type="float" office:value="3.6639">
            <text:p>3,6639</text:p>
          </table:table-cell>
          <table:table-cell table:formula="of:=5*[.I92]/([.$J$2]+[.I92])" office:value-type="float" office:value="1.34072263409422">
            <text:p>1,3407226341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">
            <text:p>3,0000</text:p>
          </table:table-cell>
          <table:table-cell office:value-type="string">
            <text:p>5377</text:p>
          </table:table-cell>
          <table:table-cell office:value-type="string">
            <text:p>.</text:p>
          </table:table-cell>
          <table:table-cell table:formula="of:=CONCATENATE([.F93];[.A93];[.H93];[.B93];[.D93];[.C93];[.G93];[.H94])" office:value-type="string" office:string-value="{54,3.5377},">
            <text:p>{54,3.537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3]+[.C93]/10000" office:value-type="float" office:value="3.5377">
            <text:p>3,5377</text:p>
          </table:table-cell>
          <table:table-cell table:formula="of:=5*[.I93]/([.$J$2]+[.I93])" office:value-type="float" office:value="1.30661042865479">
            <text:p>1,3066104287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,0000</text:p>
          </table:table-cell>
          <table:table-cell office:value-type="string">
            <text:p>4146</text:p>
          </table:table-cell>
          <table:table-cell office:value-type="string">
            <text:p>.</text:p>
          </table:table-cell>
          <table:table-cell table:formula="of:=CONCATENATE([.F94];[.A94];[.H94];[.B94];[.D94];[.C94];[.G94];[.H95])" office:value-type="string" office:string-value="{55,3.4146},">
            <text:p>{55,3.414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4]+[.C94]/10000" office:value-type="float" office:value="3.4146">
            <text:p>3,4146</text:p>
          </table:table-cell>
          <table:table-cell table:formula="of:=5*[.I94]/([.$J$2]+[.I94])" office:value-type="float" office:value="1.27271778509982">
            <text:p>1,2727177851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">
            <text:p>3,0000</text:p>
          </table:table-cell>
          <table:table-cell office:value-type="string">
            <text:p>2939</text:p>
          </table:table-cell>
          <table:table-cell office:value-type="string">
            <text:p>.</text:p>
          </table:table-cell>
          <table:table-cell table:formula="of:=CONCATENATE([.F95];[.A95];[.H95];[.B95];[.D95];[.C95];[.G95];[.H96])" office:value-type="string" office:string-value="{56,3.2939},">
            <text:p>{56,3.293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5]+[.C95]/10000" office:value-type="float" office:value="3.2939">
            <text:p>3,2939</text:p>
          </table:table-cell>
          <table:table-cell table:formula="of:=5*[.I95]/([.$J$2]+[.I95])" office:value-type="float" office:value="1.23887647718126">
            <text:p>1,2388764772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,0000</text:p>
          </table:table-cell>
          <table:table-cell office:value-type="string">
            <text:p>1752</text:p>
          </table:table-cell>
          <table:table-cell office:value-type="string">
            <text:p>.</text:p>
          </table:table-cell>
          <table:table-cell table:formula="of:=CONCATENATE([.F96];[.A96];[.H96];[.B96];[.D96];[.C96];[.G96];[.H97])" office:value-type="string" office:string-value="{57,3.1752},">
            <text:p>{57,3.175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6]+[.C96]/10000" office:value-type="float" office:value="3.1752">
            <text:p>3,1752</text:p>
          </table:table-cell>
          <table:table-cell table:formula="of:=5*[.I96]/([.$J$2]+[.I96])" office:value-type="float" office:value="1.20499119557957">
            <text:p>1,2049911956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">
            <text:p>3,0000</text:p>
          </table:table-cell>
          <table:table-cell office:value-type="string">
            <text:p>0579</text:p>
          </table:table-cell>
          <table:table-cell office:value-type="string">
            <text:p>.</text:p>
          </table:table-cell>
          <table:table-cell table:formula="of:=CONCATENATE([.F97];[.A97];[.H97];[.B97];[.D97];[.C97];[.G97];[.H98])" office:value-type="string" office:string-value="{58,3.0579},">
            <text:p>{58,3.057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7]+[.C97]/10000" office:value-type="float" office:value="3.0579">
            <text:p>3,0579</text:p>
          </table:table-cell>
          <table:table-cell table:formula="of:=5*[.I97]/([.$J$2]+[.I97])" office:value-type="float" office:value="1.17090037448594">
            <text:p>1,1709003745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">
            <text:p>3,0000</text:p>
          </table:table-cell>
          <table:table-cell office:value-type="string">
            <text:p>9414</text:p>
          </table:table-cell>
          <table:table-cell office:value-type="string">
            <text:p>.</text:p>
          </table:table-cell>
          <table:table-cell table:formula="of:=CONCATENATE([.F98];[.A98];[.H98];[.B98];[.D98];[.C98];[.G98];[.H99])" office:value-type="string" office:string-value="{59,3.9414},">
            <text:p>{59,3.941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8]+[.C98]/10000" office:value-type="float" office:value="3.9414">
            <text:p>3,9414</text:p>
          </table:table-cell>
          <table:table-cell table:formula="of:=5*[.I98]/([.$J$2]+[.I98])" office:value-type="float" office:value="1.4135596138121">
            <text:p>1,413559613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,0000</text:p>
          </table:table-cell>
          <table:table-cell office:value-type="string">
            <text:p>8250</text:p>
          </table:table-cell>
          <table:table-cell office:value-type="string">
            <text:p>.</text:p>
          </table:table-cell>
          <table:table-cell table:formula="of:=CONCATENATE([.F99];[.A99];[.H99];[.B99];[.D99];[.C99];[.G99];[.H100])" office:value-type="string" office:string-value="{60,2.8250},">
            <text:p>{60,2.825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99]+[.C99]/10000" office:value-type="float" office:value="2.825">
            <text:p>2,825</text:p>
          </table:table-cell>
          <table:table-cell table:formula="of:=5*[.I99]/([.$J$2]+[.I99])" office:value-type="float" office:value="1.10136452241715">
            <text:p>1,1013645224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">
            <text:p>2,0000</text:p>
          </table:table-cell>
          <table:table-cell office:value-type="string">
            <text:p>7762</text:p>
          </table:table-cell>
          <table:table-cell office:value-type="string">
            <text:p>.</text:p>
          </table:table-cell>
          <table:table-cell table:formula="of:=CONCATENATE([.F100];[.A100];[.H100];[.B100];[.D100];[.C100];[.G100];[.H101])" office:value-type="string" office:string-value="{61,2.7762},">
            <text:p>{61,2.776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0]+[.C100]/10000" office:value-type="float" office:value="2.7762">
            <text:p>2,7762</text:p>
          </table:table-cell>
          <table:table-cell table:formula="of:=5*[.I100]/([.$J$2]+[.I100])" office:value-type="float" office:value="1.08647328626665">
            <text:p>1,0864732863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">
            <text:p>2,0000</text:p>
          </table:table-cell>
          <table:table-cell office:value-type="string">
            <text:p>7179</text:p>
          </table:table-cell>
          <table:table-cell office:value-type="string">
            <text:p>.</text:p>
          </table:table-cell>
          <table:table-cell table:formula="of:=CONCATENATE([.F101];[.A101];[.H101];[.B101];[.D101];[.C101];[.G101];[.H102])" office:value-type="string" office:string-value="{62,2.7179},">
            <text:p>{62,2.717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1]+[.C101]/10000" office:value-type="float" office:value="2.7179">
            <text:p>2,7179</text:p>
          </table:table-cell>
          <table:table-cell table:formula="of:=5*[.I101]/([.$J$2]+[.I101])" office:value-type="float" office:value="1.06853332704299">
            <text:p>1,068533327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">
            <text:p>2,0000</text:p>
          </table:table-cell>
          <table:table-cell office:value-type="string">
            <text:p>6523</text:p>
          </table:table-cell>
          <table:table-cell office:value-type="string">
            <text:p>.</text:p>
          </table:table-cell>
          <table:table-cell table:formula="of:=CONCATENATE([.F102];[.A102];[.H102];[.B102];[.D102];[.C102];[.G102];[.H103])" office:value-type="string" office:string-value="{63,2.6523},">
            <text:p>{63,2.652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2]+[.C102]/10000" office:value-type="float" office:value="2.6523">
            <text:p>2,6523</text:p>
          </table:table-cell>
          <table:table-cell table:formula="of:=5*[.I102]/([.$J$2]+[.I102])" office:value-type="float" office:value="1.04814934833983">
            <text:p>1,048149348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,0000</text:p>
          </table:table-cell>
          <table:table-cell office:value-type="string">
            <text:p>5817</text:p>
          </table:table-cell>
          <table:table-cell office:value-type="string">
            <text:p>.</text:p>
          </table:table-cell>
          <table:table-cell table:formula="of:=CONCATENATE([.F103];[.A103];[.H103];[.B103];[.D103];[.C103];[.G103];[.H104])" office:value-type="string" office:string-value="{64,2.5817},">
            <text:p>{64,2.581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3]+[.C103]/10000" office:value-type="float" office:value="2.5817">
            <text:p>2,5817</text:p>
          </table:table-cell>
          <table:table-cell table:formula="of:=5*[.I103]/([.$J$2]+[.I103])" office:value-type="float" office:value="1.02597423241692">
            <text:p>1,025974232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">
            <text:p>2,0000</text:p>
          </table:table-cell>
          <table:table-cell office:value-type="string">
            <text:p>5076</text:p>
          </table:table-cell>
          <table:table-cell office:value-type="string">
            <text:p>.</text:p>
          </table:table-cell>
          <table:table-cell table:formula="of:=CONCATENATE([.F104];[.A104];[.H104];[.B104];[.D104];[.C104];[.G104];[.H105])" office:value-type="string" office:string-value="{65,2.5076},">
            <text:p>{65,2.507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4]+[.C104]/10000" office:value-type="float" office:value="2.5076">
            <text:p>2,5076</text:p>
          </table:table-cell>
          <table:table-cell table:formula="of:=5*[.I104]/([.$J$2]+[.I104])" office:value-type="float" office:value="1.00243052224248">
            <text:p>1,0024305222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,0000</text:p>
          </table:table-cell>
          <table:table-cell office:value-type="string">
            <text:p>4319</text:p>
          </table:table-cell>
          <table:table-cell office:value-type="string">
            <text:p>.</text:p>
          </table:table-cell>
          <table:table-cell table:formula="of:=CONCATENATE([.F105];[.A105];[.H105];[.B105];[.D105];[.C105];[.G105];[.H106])" office:value-type="string" office:string-value="{66,2.4319},">
            <text:p>{66,2.431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5]+[.C105]/10000" office:value-type="float" office:value="2.4319">
            <text:p>2,4319</text:p>
          </table:table-cell>
          <table:table-cell table:formula="of:=5*[.I105]/([.$J$2]+[.I105])" office:value-type="float" office:value="0.978088626839019">
            <text:p>0,9780886268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">
            <text:p>2,0000</text:p>
          </table:table-cell>
          <table:table-cell office:value-type="string">
            <text:p>3557</text:p>
          </table:table-cell>
          <table:table-cell office:value-type="string">
            <text:p>.</text:p>
          </table:table-cell>
          <table:table-cell table:formula="of:=CONCATENATE([.F106];[.A106];[.H106];[.B106];[.D106];[.C106];[.G106];[.H107])" office:value-type="string" office:string-value="{67,2.3557},">
            <text:p>{67,2.355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6]+[.C106]/10000" office:value-type="float" office:value="2.3557">
            <text:p>2,3557</text:p>
          </table:table-cell>
          <table:table-cell table:formula="of:=5*[.I106]/([.$J$2]+[.I106])" office:value-type="float" office:value="0.953284718793755">
            <text:p>0,953284718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">
            <text:p>2,0000</text:p>
          </table:table-cell>
          <table:table-cell office:value-type="string">
            <text:p>2803</text:p>
          </table:table-cell>
          <table:table-cell office:value-type="string">
            <text:p>.</text:p>
          </table:table-cell>
          <table:table-cell table:formula="of:=CONCATENATE([.F107];[.A107];[.H107];[.B107];[.D107];[.C107];[.G107];[.H108])" office:value-type="string" office:string-value="{68,2.2803},">
            <text:p>{68,2.2803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7]+[.C107]/10000" office:value-type="float" office:value="2.2803">
            <text:p>2,2803</text:p>
          </table:table-cell>
          <table:table-cell table:formula="of:=5*[.I107]/([.$J$2]+[.I107])" office:value-type="float" office:value="0.928438230336392">
            <text:p>0,9284382303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,0000</text:p>
          </table:table-cell>
          <table:table-cell office:value-type="string">
            <text:p>2065</text:p>
          </table:table-cell>
          <table:table-cell office:value-type="string">
            <text:p>.</text:p>
          </table:table-cell>
          <table:table-cell table:formula="of:=CONCATENATE([.F108];[.A108];[.H108];[.B108];[.D108];[.C108];[.G108];[.H109])" office:value-type="string" office:string-value="{69,2.2065},">
            <text:p>{69,2.206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8]+[.C108]/10000" office:value-type="float" office:value="2.2065">
            <text:p>2,2065</text:p>
          </table:table-cell>
          <table:table-cell table:formula="of:=5*[.I108]/([.$J$2]+[.I108])" office:value-type="float" office:value="0.903821734321878">
            <text:p>0,903821734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">
            <text:p>2,0000</text:p>
          </table:table-cell>
          <table:table-cell office:value-type="string">
            <text:p>1350</text:p>
          </table:table-cell>
          <table:table-cell office:value-type="string">
            <text:p>.</text:p>
          </table:table-cell>
          <table:table-cell table:formula="of:=CONCATENATE([.F109];[.A109];[.H109];[.B109];[.D109];[.C109];[.G109];[.H110])" office:value-type="string" office:string-value="{70,2.1350},">
            <text:p>{70,2.135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09]+[.C109]/10000" office:value-type="float" office:value="2.135">
            <text:p>2,135</text:p>
          </table:table-cell>
          <table:table-cell table:formula="of:=5*[.I109]/([.$J$2]+[.I109])" office:value-type="float" office:value="0.879686856201071">
            <text:p>0,8796868562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">
            <text:p>2,0000</text:p>
          </table:table-cell>
          <table:table-cell office:value-type="string">
            <text:p>0661</text:p>
          </table:table-cell>
          <table:table-cell office:value-type="string">
            <text:p>.</text:p>
          </table:table-cell>
          <table:table-cell table:formula="of:=CONCATENATE([.F110];[.A110];[.H110];[.B110];[.D110];[.C110];[.G110];[.H111])" office:value-type="string" office:string-value="{71,2.0661},">
            <text:p>{71,2.066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0]+[.C110]/10000" office:value-type="float" office:value="2.0661">
            <text:p>2,0661</text:p>
          </table:table-cell>
          <table:table-cell table:formula="of:=5*[.I110]/([.$J$2]+[.I110])" office:value-type="float" office:value="0.856158990891837">
            <text:p>0,856158990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,0000</text:p>
          </table:table-cell>
          <table:table-cell office:value-type="string">
            <text:p>0004</text:p>
          </table:table-cell>
          <table:table-cell office:value-type="string">
            <text:p>.</text:p>
          </table:table-cell>
          <table:table-cell table:formula="of:=CONCATENATE([.F111];[.A111];[.H111];[.B111];[.D111];[.C111];[.G111];[.H112])" office:value-type="string" office:string-value="{72,2.0004},">
            <text:p>{72,2.000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1]+[.C111]/10000" office:value-type="float" office:value="2.0004">
            <text:p>2,0004</text:p>
          </table:table-cell>
          <table:table-cell table:formula="of:=5*[.I111]/([.$J$2]+[.I111])" office:value-type="float" office:value="0.833472217592747">
            <text:p>0,833472217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,0000</text:p>
          </table:table-cell>
          <table:table-cell office:value-type="string">
            <text:p>9378</text:p>
          </table:table-cell>
          <table:table-cell office:value-type="string">
            <text:p>.</text:p>
          </table:table-cell>
          <table:table-cell table:formula="of:=CONCATENATE([.F112];[.A112];[.H112];[.B112];[.D112];[.C112];[.G112];[.H113])" office:value-type="string" office:string-value="{73,1.9378},">
            <text:p>{73,1.937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2]+[.C112]/10000" office:value-type="float" office:value="1.9378">
            <text:p>1,9378</text:p>
          </table:table-cell>
          <table:table-cell table:formula="of:=5*[.I112]/([.$J$2]+[.I112])" office:value-type="float" office:value="0.811623582234583">
            <text:p>0,8116235822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,0000</text:p>
          </table:table-cell>
          <table:table-cell office:value-type="string">
            <text:p>8785</text:p>
          </table:table-cell>
          <table:table-cell office:value-type="string">
            <text:p>.</text:p>
          </table:table-cell>
          <table:table-cell table:formula="of:=CONCATENATE([.F113];[.A113];[.H113];[.B113];[.D113];[.C113];[.G113];[.H114])" office:value-type="string" office:string-value="{74,1.8785},">
            <text:p>{74,1.878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3]+[.C113]/10000" office:value-type="float" office:value="1.8785">
            <text:p>1,8785</text:p>
          </table:table-cell>
          <table:table-cell table:formula="of:=5*[.I113]/([.$J$2]+[.I113])" office:value-type="float" office:value="0.790714315780612">
            <text:p>0,7907143158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,0000</text:p>
          </table:table-cell>
          <table:table-cell office:value-type="string">
            <text:p>8225</text:p>
          </table:table-cell>
          <table:table-cell office:value-type="string">
            <text:p>.</text:p>
          </table:table-cell>
          <table:table-cell table:formula="of:=CONCATENATE([.F114];[.A114];[.H114];[.B114];[.D114];[.C114];[.G114];[.H115])" office:value-type="string" office:string-value="{75,1.8225},">
            <text:p>{75,1.822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4]+[.C114]/10000" office:value-type="float" office:value="1.8225">
            <text:p>1,8225</text:p>
          </table:table-cell>
          <table:table-cell table:formula="of:=5*[.I114]/([.$J$2]+[.I114])" office:value-type="float" office:value="0.770776062592514">
            <text:p>0,7707760626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,0000</text:p>
          </table:table-cell>
          <table:table-cell office:value-type="string">
            <text:p>7696</text:p>
          </table:table-cell>
          <table:table-cell office:value-type="string">
            <text:p>.</text:p>
          </table:table-cell>
          <table:table-cell table:formula="of:=CONCATENATE([.F115];[.A115];[.H115];[.B115];[.D115];[.C115];[.G115];[.H116])" office:value-type="string" office:string-value="{76,1.7696},">
            <text:p>{76,1.769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5]+[.C115]/10000" office:value-type="float" office:value="1.7696">
            <text:p>1,7696</text:p>
          </table:table-cell>
          <table:table-cell table:formula="of:=5*[.I115]/([.$J$2]+[.I115])" office:value-type="float" office:value="0.751767264817836">
            <text:p>0,7517672648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,0000</text:p>
          </table:table-cell>
          <table:table-cell office:value-type="string">
            <text:p>7197</text:p>
          </table:table-cell>
          <table:table-cell office:value-type="string">
            <text:p>.</text:p>
          </table:table-cell>
          <table:table-cell table:formula="of:=CONCATENATE([.F116];[.A116];[.H116];[.B116];[.D116];[.C116];[.G116];[.H117])" office:value-type="string" office:string-value="{77,1.7197},">
            <text:p>{77,1.719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6]+[.C116]/10000" office:value-type="float" office:value="1.7197">
            <text:p>1,7197</text:p>
          </table:table-cell>
          <table:table-cell table:formula="of:=5*[.I116]/([.$J$2]+[.I116])" office:value-type="float" office:value="0.733679189740352">
            <text:p>0,7336791897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,0000</text:p>
          </table:table-cell>
          <table:table-cell office:value-type="string">
            <text:p>6727</text:p>
          </table:table-cell>
          <table:table-cell office:value-type="string">
            <text:p>.</text:p>
          </table:table-cell>
          <table:table-cell table:formula="of:=CONCATENATE([.F117];[.A117];[.H117];[.B117];[.D117];[.C117];[.G117];[.H118])" office:value-type="string" office:string-value="{78,1.6727},">
            <text:p>{78,1.672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7]+[.C117]/10000" office:value-type="float" office:value="1.6727">
            <text:p>1,6727</text:p>
          </table:table-cell>
          <table:table-cell table:formula="of:=5*[.I117]/([.$J$2]+[.I117])" office:value-type="float" office:value="0.716500895251313">
            <text:p>0,716500895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,0000</text:p>
          </table:table-cell>
          <table:table-cell office:value-type="string">
            <text:p>6282</text:p>
          </table:table-cell>
          <table:table-cell office:value-type="string">
            <text:p>.</text:p>
          </table:table-cell>
          <table:table-cell table:formula="of:=CONCATENATE([.F118];[.A118];[.H118];[.B118];[.D118];[.C118];[.G118];[.H119])" office:value-type="string" office:string-value="{79,1.6282},">
            <text:p>{79,1.628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8]+[.C118]/10000" office:value-type="float" office:value="1.6282">
            <text:p>1,6282</text:p>
          </table:table-cell>
          <table:table-cell table:formula="of:=5*[.I118]/([.$J$2]+[.I118])" office:value-type="float" office:value="0.700108357269397">
            <text:p>0,7001083573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,0000</text:p>
          </table:table-cell>
          <table:table-cell office:value-type="string">
            <text:p>5860</text:p>
          </table:table-cell>
          <table:table-cell office:value-type="string">
            <text:p>.</text:p>
          </table:table-cell>
          <table:table-cell table:formula="of:=CONCATENATE([.F119];[.A119];[.H119];[.B119];[.D119];[.C119];[.G119];[.H120])" office:value-type="string" office:string-value="{80,1.5860},">
            <text:p>{80,1.586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19]+[.C119]/10000" office:value-type="float" office:value="1.586">
            <text:p>1,586</text:p>
          </table:table-cell>
          <table:table-cell table:formula="of:=5*[.I119]/([.$J$2]+[.I119])" office:value-type="float" office:value="0.684446746072847">
            <text:p>0,6844467461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,0000</text:p>
          </table:table-cell>
          <table:table-cell office:value-type="string">
            <text:p>5458</text:p>
          </table:table-cell>
          <table:table-cell office:value-type="string">
            <text:p>.</text:p>
          </table:table-cell>
          <table:table-cell table:formula="of:=CONCATENATE([.F120];[.A120];[.H120];[.B120];[.D120];[.C120];[.G120];[.H121])" office:value-type="string" office:string-value="{81,1.5458},">
            <text:p>{81,1.5458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0]+[.C120]/10000" office:value-type="float" office:value="1.5458">
            <text:p>1,5458</text:p>
          </table:table-cell>
          <table:table-cell table:formula="of:=5*[.I120]/([.$J$2]+[.I120])" office:value-type="float" office:value="0.669420914964749">
            <text:p>0,669420915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,0000</text:p>
          </table:table-cell>
          <table:table-cell office:value-type="string">
            <text:p>5075</text:p>
          </table:table-cell>
          <table:table-cell office:value-type="string">
            <text:p>.</text:p>
          </table:table-cell>
          <table:table-cell table:formula="of:=CONCATENATE([.F121];[.A121];[.H121];[.B121];[.D121];[.C121];[.G121];[.H122])" office:value-type="string" office:string-value="{82,1.5075},">
            <text:p>{82,1.507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1]+[.C121]/10000" office:value-type="float" office:value="1.5075">
            <text:p>1,5075</text:p>
          </table:table-cell>
          <table:table-cell table:formula="of:=5*[.I121]/([.$J$2]+[.I121])" office:value-type="float" office:value="0.655007603736693">
            <text:p>0,6550076037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,0000</text:p>
          </table:table-cell>
          <table:table-cell office:value-type="string">
            <text:p>4707</text:p>
          </table:table-cell>
          <table:table-cell office:value-type="string">
            <text:p>.</text:p>
          </table:table-cell>
          <table:table-cell table:formula="of:=CONCATENATE([.F122];[.A122];[.H122];[.B122];[.D122];[.C122];[.G122];[.H123])" office:value-type="string" office:string-value="{83,1.4707},">
            <text:p>{83,1.470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2]+[.C122]/10000" office:value-type="float" office:value="1.4707">
            <text:p>1,4707</text:p>
          </table:table-cell>
          <table:table-cell table:formula="of:=5*[.I122]/([.$J$2]+[.I122])" office:value-type="float" office:value="0.641068112669671">
            <text:p>0,6410681127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,0000</text:p>
          </table:table-cell>
          <table:table-cell office:value-type="string">
            <text:p>4352</text:p>
          </table:table-cell>
          <table:table-cell office:value-type="string">
            <text:p>.</text:p>
          </table:table-cell>
          <table:table-cell table:formula="of:=CONCATENATE([.F123];[.A123];[.H123];[.B123];[.D123];[.C123];[.G123];[.H124])" office:value-type="string" office:string-value="{84,1.4352},">
            <text:p>{84,1.435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3]+[.C123]/10000" office:value-type="float" office:value="1.4352">
            <text:p>1,4352</text:p>
          </table:table-cell>
          <table:table-cell table:formula="of:=5*[.I123]/([.$J$2]+[.I123])" office:value-type="float" office:value="0.62753602910312">
            <text:p>0,6275360291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">
            <text:p>1,0000</text:p>
          </table:table-cell>
          <table:table-cell office:value-type="string">
            <text:p>4006</text:p>
          </table:table-cell>
          <table:table-cell office:value-type="string">
            <text:p>.</text:p>
          </table:table-cell>
          <table:table-cell table:formula="of:=CONCATENATE([.F124];[.A124];[.H124];[.B124];[.D124];[.C124];[.G124];[.H125])" office:value-type="string" office:string-value="{85,1.4006},">
            <text:p>{85,1.400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4]+[.C124]/10000" office:value-type="float" office:value="1.4006">
            <text:p>1,4006</text:p>
          </table:table-cell>
          <table:table-cell table:formula="of:=5*[.I124]/([.$J$2]+[.I124])" office:value-type="float" office:value="0.614265915828991">
            <text:p>0,614265915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">
            <text:p>1,0000</text:p>
          </table:table-cell>
          <table:table-cell office:value-type="string">
            <text:p>3669</text:p>
          </table:table-cell>
          <table:table-cell office:value-type="string">
            <text:p>.</text:p>
          </table:table-cell>
          <table:table-cell table:formula="of:=CONCATENATE([.F125];[.A125];[.H125];[.B125];[.D125];[.C125];[.G125];[.H126])" office:value-type="string" office:string-value="{86,1.3669},">
            <text:p>{86,1.366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5]+[.C125]/10000" office:value-type="float" office:value="1.3669">
            <text:p>1,3669</text:p>
          </table:table-cell>
          <table:table-cell table:formula="of:=5*[.I125]/([.$J$2]+[.I125])" office:value-type="float" office:value="0.601263317175307">
            <text:p>0,601263317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">
            <text:p>1,0000</text:p>
          </table:table-cell>
          <table:table-cell office:value-type="string">
            <text:p>3337</text:p>
          </table:table-cell>
          <table:table-cell office:value-type="string">
            <text:p>.</text:p>
          </table:table-cell>
          <table:table-cell table:formula="of:=CONCATENATE([.F126];[.A126];[.H126];[.B126];[.D126];[.C126];[.G126];[.H127])" office:value-type="string" office:string-value="{87,1.3337},">
            <text:p>{87,1.333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6]+[.C126]/10000" office:value-type="float" office:value="1.3337">
            <text:p>1,3337</text:p>
          </table:table-cell>
          <table:table-cell table:formula="of:=5*[.I126]/([.$J$2]+[.I126])" office:value-type="float" office:value="0.58837802306396">
            <text:p>0,5883780231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,0000</text:p>
          </table:table-cell>
          <table:table-cell office:value-type="string">
            <text:p>3009</text:p>
          </table:table-cell>
          <table:table-cell office:value-type="string">
            <text:p>.</text:p>
          </table:table-cell>
          <table:table-cell table:formula="of:=CONCATENATE([.F127];[.A127];[.H127];[.B127];[.D127];[.C127];[.G127];[.H128])" office:value-type="string" office:string-value="{88,1.3009},">
            <text:p>{88,1.300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7]+[.C127]/10000" office:value-type="float" office:value="1.3009">
            <text:p>1,3009</text:p>
          </table:table-cell>
          <table:table-cell table:formula="of:=5*[.I127]/([.$J$2]+[.I127])" office:value-type="float" office:value="0.575573626879275">
            <text:p>0,5755736269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">
            <text:p>1,0000</text:p>
          </table:table-cell>
          <table:table-cell office:value-type="string">
            <text:p>2684</text:p>
          </table:table-cell>
          <table:table-cell office:value-type="string">
            <text:p>.</text:p>
          </table:table-cell>
          <table:table-cell table:formula="of:=CONCATENATE([.F128];[.A128];[.H128];[.B128];[.D128];[.C128];[.G128];[.H129])" office:value-type="string" office:string-value="{89,1.2684},">
            <text:p>{89,1.268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8]+[.C128]/10000" office:value-type="float" office:value="1.2684">
            <text:p>1,2684</text:p>
          </table:table-cell>
          <table:table-cell table:formula="of:=5*[.I128]/([.$J$2]+[.I128])" office:value-type="float" office:value="0.56281282169607">
            <text:p>0,562812821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,0000</text:p>
          </table:table-cell>
          <table:table-cell office:value-type="string">
            <text:p>2360</text:p>
          </table:table-cell>
          <table:table-cell office:value-type="string">
            <text:p>.</text:p>
          </table:table-cell>
          <table:table-cell table:formula="of:=CONCATENATE([.F129];[.A129];[.H129];[.B129];[.D129];[.C129];[.G129];[.H130])" office:value-type="string" office:string-value="{90,1.2360},">
            <text:p>{90,1.236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29]+[.C129]/10000" office:value-type="float" office:value="1.236">
            <text:p>1,236</text:p>
          </table:table-cell>
          <table:table-cell table:formula="of:=5*[.I129]/([.$J$2]+[.I129])" office:value-type="float" office:value="0.5500177999288">
            <text:p>0,5500177999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,0000</text:p>
          </table:table-cell>
          <table:table-cell office:value-type="string">
            <text:p>2037</text:p>
          </table:table-cell>
          <table:table-cell office:value-type="string">
            <text:p>.</text:p>
          </table:table-cell>
          <table:table-cell table:formula="of:=CONCATENATE([.F130];[.A130];[.H130];[.B130];[.D130];[.C130];[.G130];[.H131])" office:value-type="string" office:string-value="{91,1.2037},">
            <text:p>{91,1.203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0]+[.C130]/10000" office:value-type="float" office:value="1.2037">
            <text:p>1,2037</text:p>
          </table:table-cell>
          <table:table-cell table:formula="of:=5*[.I130]/([.$J$2]+[.I130])" office:value-type="float" office:value="0.537188607335077">
            <text:p>0,537188607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">
            <text:p>1,0000</text:p>
          </table:table-cell>
          <table:table-cell office:value-type="string">
            <text:p>1714</text:p>
          </table:table-cell>
          <table:table-cell office:value-type="string">
            <text:p>.</text:p>
          </table:table-cell>
          <table:table-cell table:formula="of:=CONCATENATE([.F131];[.A131];[.H131];[.B131];[.D131];[.C131];[.G131];[.H132])" office:value-type="string" office:string-value="{92,1.1714},">
            <text:p>{92,1.171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1]+[.C131]/10000" office:value-type="float" office:value="1.1714">
            <text:p>1,1714</text:p>
          </table:table-cell>
          <table:table-cell table:formula="of:=5*[.I131]/([.$J$2]+[.I131])" office:value-type="float" office:value="0.524285228350968">
            <text:p>0,524285228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">
            <text:p>1,0000</text:p>
          </table:table-cell>
          <table:table-cell office:value-type="string">
            <text:p>1390</text:p>
          </table:table-cell>
          <table:table-cell office:value-type="string">
            <text:p>.</text:p>
          </table:table-cell>
          <table:table-cell table:formula="of:=CONCATENATE([.F132];[.A132];[.H132];[.B132];[.D132];[.C132];[.G132];[.H133])" office:value-type="string" office:string-value="{93,1.1390},">
            <text:p>{93,1.139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2]+[.C132]/10000" office:value-type="float" office:value="1.139">
            <text:p>1,139</text:p>
          </table:table-cell>
          <table:table-cell table:formula="of:=5*[.I132]/([.$J$2]+[.I132])" office:value-type="float" office:value="0.511266720531466">
            <text:p>0,5112667205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">
            <text:p>1,0000</text:p>
          </table:table-cell>
          <table:table-cell office:value-type="string">
            <text:p>1067</text:p>
          </table:table-cell>
          <table:table-cell office:value-type="string">
            <text:p>.</text:p>
          </table:table-cell>
          <table:table-cell table:formula="of:=CONCATENATE([.F133];[.A133];[.H133];[.B133];[.D133];[.C133];[.G133];[.H134])" office:value-type="string" office:string-value="{94,1.1067},">
            <text:p>{94,1.1067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3]+[.C133]/10000" office:value-type="float" office:value="1.1067">
            <text:p>1,1067</text:p>
          </table:table-cell>
          <table:table-cell table:formula="of:=5*[.I133]/([.$J$2]+[.I133])" office:value-type="float" office:value="0.49821279047782">
            <text:p>0,4982127905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">
            <text:p>1,0000</text:p>
          </table:table-cell>
          <table:table-cell office:value-type="string">
            <text:p>0744</text:p>
          </table:table-cell>
          <table:table-cell office:value-type="string">
            <text:p>.</text:p>
          </table:table-cell>
          <table:table-cell table:formula="of:=CONCATENATE([.F134];[.A134];[.H134];[.B134];[.D134];[.C134];[.G134];[.H135])" office:value-type="string" office:string-value="{95,1.0744},">
            <text:p>{95,1.074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4]+[.C134]/10000" office:value-type="float" office:value="1.0744">
            <text:p>1,0744</text:p>
          </table:table-cell>
          <table:table-cell table:formula="of:=5*[.I134]/([.$J$2]+[.I134])" office:value-type="float" office:value="0.485082713284693">
            <text:p>0,4850827133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,0000</text:p>
          </table:table-cell>
          <table:table-cell office:value-type="string">
            <text:p>0422</text:p>
          </table:table-cell>
          <table:table-cell office:value-type="string">
            <text:p>.</text:p>
          </table:table-cell>
          <table:table-cell table:formula="of:=CONCATENATE([.F135];[.A135];[.H135];[.B135];[.D135];[.C135];[.G135];[.H136])" office:value-type="string" office:string-value="{96,1.0422},">
            <text:p>{96,1.0422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5]+[.C135]/10000" office:value-type="float" office:value="1.0422">
            <text:p>1,0422</text:p>
          </table:table-cell>
          <table:table-cell table:formula="of:=5*[.I135]/([.$J$2]+[.I135])" office:value-type="float" office:value="0.4719168281683">
            <text:p>0,4719168282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">
            <text:p>1,0000</text:p>
          </table:table-cell>
          <table:table-cell office:value-type="string">
            <text:p>0104</text:p>
          </table:table-cell>
          <table:table-cell office:value-type="string">
            <text:p>.</text:p>
          </table:table-cell>
          <table:table-cell table:formula="of:=CONCATENATE([.F136];[.A136];[.H136];[.B136];[.D136];[.C136];[.G136];[.H137])" office:value-type="string" office:string-value="{97,1.0104},">
            <text:p>{97,1.010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6]+[.C136]/10000" office:value-type="float" office:value="1.0104">
            <text:p>1,0104</text:p>
          </table:table-cell>
          <table:table-cell table:formula="of:=5*[.I136]/([.$J$2]+[.I136])" office:value-type="float" office:value="0.458838915934026">
            <text:p>0,4588389159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,0000</text:p>
          </table:table-cell>
          <table:table-cell office:value-type="string">
            <text:p>9789</text:p>
          </table:table-cell>
          <table:table-cell office:value-type="string">
            <text:p>.</text:p>
          </table:table-cell>
          <table:table-cell table:formula="of:=CONCATENATE([.F137];[.A137];[.H137];[.B137];[.D137];[.C137];[.G137];[.H138])" office:value-type="string" office:string-value="{98,0.9789},">
            <text:p>{98,0.978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7]+[.C137]/10000" office:value-type="float" office:value="0.9789">
            <text:p>0,9789</text:p>
          </table:table-cell>
          <table:table-cell table:formula="of:=5*[.I137]/([.$J$2]+[.I137])" office:value-type="float" office:value="0.445809689495305">
            <text:p>0,4458096895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,0000</text:p>
          </table:table-cell>
          <table:table-cell office:value-type="string">
            <text:p>9481</text:p>
          </table:table-cell>
          <table:table-cell office:value-type="string">
            <text:p>.</text:p>
          </table:table-cell>
          <table:table-cell table:formula="of:=CONCATENATE([.F138];[.A138];[.H138];[.B138];[.D138];[.C138];[.G138];[.H139])" office:value-type="string" office:string-value="{99,0.9481},">
            <text:p>{99,0.9481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8]+[.C138]/10000" office:value-type="float" office:value="0.9481">
            <text:p>0,9481</text:p>
          </table:table-cell>
          <table:table-cell table:formula="of:=5*[.I138]/([.$J$2]+[.I138])" office:value-type="float" office:value="0.432997506416638">
            <text:p>0,4329975064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,0000</text:p>
          </table:table-cell>
          <table:table-cell office:value-type="string">
            <text:p>9480</text:p>
          </table:table-cell>
          <table:table-cell office:value-type="string">
            <text:p>.</text:p>
          </table:table-cell>
          <table:table-cell table:formula="of:=CONCATENATE([.F139];[.A139];[.H139];[.B139];[.D139];[.C139];[.G139];[.H140])" office:value-type="string" office:string-value="{100,0.9480},">
            <text:p>{100,0.948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39]+[.C139]/10000" office:value-type="float" office:value="0.948">
            <text:p>0,948</text:p>
          </table:table-cell>
          <table:table-cell table:formula="of:=5*[.I139]/([.$J$2]+[.I139])" office:value-type="float" office:value="0.432955791012057">
            <text:p>0,432955791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">
            <text:p>0,0000</text:p>
          </table:table-cell>
          <table:table-cell office:value-type="string">
            <text:p>8889</text:p>
          </table:table-cell>
          <table:table-cell office:value-type="string">
            <text:p>.</text:p>
          </table:table-cell>
          <table:table-cell table:formula="of:=CONCATENATE([.F140];[.A140];[.H140];[.B140];[.D140];[.C140];[.G140];[.H141])" office:value-type="string" office:string-value="{101,0.8889},">
            <text:p>{101,0.888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0]+[.C140]/10000" office:value-type="float" office:value="0.8889">
            <text:p>0,8889</text:p>
          </table:table-cell>
          <table:table-cell table:formula="of:=5*[.I140]/([.$J$2]+[.I140])" office:value-type="float" office:value="0.40816795084903">
            <text:p>0,4081679508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,0000</text:p>
          </table:table-cell>
          <table:table-cell office:value-type="string">
            <text:p>8610</text:p>
          </table:table-cell>
          <table:table-cell office:value-type="string">
            <text:p>.</text:p>
          </table:table-cell>
          <table:table-cell table:formula="of:=CONCATENATE([.F141];[.A141];[.H141];[.B141];[.D141];[.C141];[.G141];[.H142])" office:value-type="string" office:string-value="{102,0.8610},">
            <text:p>{102,0.861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1]+[.C141]/10000" office:value-type="float" office:value="0.861">
            <text:p>0,861</text:p>
          </table:table-cell>
          <table:table-cell table:formula="of:=5*[.I141]/([.$J$2]+[.I141])" office:value-type="float" office:value="0.396372341405027">
            <text:p>0,3963723414</text:p>
          </table:table-cell>
          <table:table-cell table:number-columns-repeated="2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">
            <text:p>0,0000</text:p>
          </table:table-cell>
          <table:table-cell office:value-type="string">
            <text:p>8346</text:p>
          </table:table-cell>
          <table:table-cell office:value-type="string">
            <text:p>.</text:p>
          </table:table-cell>
          <table:table-cell table:formula="of:=CONCATENATE([.F142];[.A142];[.H142];[.B142];[.D142];[.C142];[.G142];[.H143])" office:value-type="string" office:string-value="{103,0.8346},">
            <text:p>{103,0.8346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2]+[.C142]/10000" office:value-type="float" office:value="0.8346">
            <text:p>0,8346</text:p>
          </table:table-cell>
          <table:table-cell table:formula="of:=5*[.I142]/([.$J$2]+[.I142])" office:value-type="float" office:value="0.385154966496225">
            <text:p>0,3851549665</text:p>
          </table:table-cell>
          <table:table-cell table:number-columns-repeated="2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,0000</text:p>
          </table:table-cell>
          <table:table-cell office:value-type="string">
            <text:p>8099</text:p>
          </table:table-cell>
          <table:table-cell office:value-type="string">
            <text:p>.</text:p>
          </table:table-cell>
          <table:table-cell table:formula="of:=CONCATENATE([.F143];[.A143];[.H143];[.B143];[.D143];[.C143];[.G143];[.H144])" office:value-type="string" office:string-value="{104,0.8099},">
            <text:p>{104,0.8099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3]+[.C143]/10000" office:value-type="float" office:value="0.8099">
            <text:p>0,8099</text:p>
          </table:table-cell>
          <table:table-cell table:formula="of:=5*[.I143]/([.$J$2]+[.I143])" office:value-type="float" office:value="0.374610310918695">
            <text:p>0,3746103109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">
            <text:p>0,0000</text:p>
          </table:table-cell>
          <table:table-cell office:value-type="string">
            <text:p>7870</text:p>
          </table:table-cell>
          <table:table-cell office:value-type="string">
            <text:p>.</text:p>
          </table:table-cell>
          <table:table-cell table:formula="of:=CONCATENATE([.F144];[.A144];[.H144];[.B144];[.D144];[.C144];[.G144];[.H145])" office:value-type="string" office:string-value="{105,0.7870},">
            <text:p>{105,0.787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4]+[.C144]/10000" office:value-type="float" office:value="0.787">
            <text:p>0,787</text:p>
          </table:table-cell>
          <table:table-cell table:formula="of:=5*[.I144]/([.$J$2]+[.I144])" office:value-type="float" office:value="0.364790952071938">
            <text:p>0,3647909521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">
            <text:p>0,0000</text:p>
          </table:table-cell>
          <table:table-cell office:value-type="string">
            <text:p>7665</text:p>
          </table:table-cell>
          <table:table-cell office:value-type="string">
            <text:p>.</text:p>
          </table:table-cell>
          <table:table-cell table:formula="of:=CONCATENATE([.F145];[.A145];[.H145];[.B145];[.D145];[.C145];[.G145];[.H146])" office:value-type="string" office:string-value="{106,0.7665},">
            <text:p>{106,0.766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5]+[.C145]/10000" office:value-type="float" office:value="0.7665">
            <text:p>0,7665</text:p>
          </table:table-cell>
          <table:table-cell table:formula="of:=5*[.I145]/([.$J$2]+[.I145])" office:value-type="float" office:value="0.355965262620164">
            <text:p>0,3559652626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">
            <text:p>0,0000</text:p>
          </table:table-cell>
          <table:table-cell office:value-type="string">
            <text:p>7485</text:p>
          </table:table-cell>
          <table:table-cell office:value-type="string">
            <text:p>.</text:p>
          </table:table-cell>
          <table:table-cell table:formula="of:=CONCATENATE([.F146];[.A146];[.H146];[.B146];[.D146];[.C146];[.G146];[.H147])" office:value-type="string" office:string-value="{107,0.7485},">
            <text:p>{107,0.7485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6]+[.C146]/10000" office:value-type="float" office:value="0.7485">
            <text:p>0,7485</text:p>
          </table:table-cell>
          <table:table-cell table:formula="of:=5*[.I146]/([.$J$2]+[.I146])" office:value-type="float" office:value="0.348188119272457">
            <text:p>0,3481881193</text:p>
          </table:table-cell>
          <table:table-cell table:number-columns-repeated="2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">
            <text:p>0,0000</text:p>
          </table:table-cell>
          <table:table-cell office:value-type="string">
            <text:p>7334</text:p>
          </table:table-cell>
          <table:table-cell office:value-type="string">
            <text:p>.</text:p>
          </table:table-cell>
          <table:table-cell table:formula="of:=CONCATENATE([.F147];[.A147];[.H147];[.B147];[.D147];[.C147];[.G147];[.H148])" office:value-type="string" office:string-value="{108,0.7334},">
            <text:p>{108,0.733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7]+[.C147]/10000" office:value-type="float" office:value="0.7334">
            <text:p>0,7334</text:p>
          </table:table-cell>
          <table:table-cell table:formula="of:=5*[.I147]/([.$J$2]+[.I147])" office:value-type="float" office:value="0.341643840721486">
            <text:p>0,3416438407</text:p>
          </table:table-cell>
          <table:table-cell table:number-columns-repeated="2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">
            <text:p>0,0000</text:p>
          </table:table-cell>
          <table:table-cell office:value-type="string">
            <text:p>7214</text:p>
          </table:table-cell>
          <table:table-cell office:value-type="string">
            <text:p>.</text:p>
          </table:table-cell>
          <table:table-cell table:formula="of:=CONCATENATE([.F148];[.A148];[.H148];[.B148];[.D148];[.C148];[.G148];[.H149])" office:value-type="string" office:string-value="{109,0.7214},">
            <text:p>{109,0.7214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8]+[.C148]/10000" office:value-type="float" office:value="0.7214">
            <text:p>0,7214</text:p>
          </table:table-cell>
          <table:table-cell table:formula="of:=5*[.I148]/([.$J$2]+[.I148])" office:value-type="float" office:value="0.336429943850617">
            <text:p>0,336429943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,0000</text:p>
          </table:table-cell>
          <table:table-cell office:value-type="string">
            <text:p>7130</text:p>
          </table:table-cell>
          <table:table-cell office:value-type="string">
            <text:p>.</text:p>
          </table:table-cell>
          <table:table-cell table:formula="of:=CONCATENATE([.F149];[.A149];[.H149];[.B149];[.D149];[.C149];[.G149];[.H148])" office:value-type="string" office:string-value="{110,0.7130},">
            <text:p>{110,0.7130},</text:p>
          </table:table-cell>
          <table:table-cell office:value-type="string">
            <text:p>{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formula="of:=[.B149]+[.C149]/10000" office:value-type="float" office:value="0.713">
            <text:p>0,713</text:p>
          </table:table-cell>
          <table:table-cell table:formula="of:=5*[.I149]/([.$J$2]+[.I149])" office:value-type="float" office:value="0.332773266125268">
            <text:p>0,3327732661</text:p>
          </table:table-cell>
          <table:table-cell table:number-columns-repeated="2"/>
        </table:table-row>
        <table:table-row table:style-name="ro1" table:number-rows-repeated="104842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1.04.2014</text:date>, <text:time>21:25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21:58:00.37</meta:creation-date>
    <dc:date>2014-04-01T21:25:56.88</dc:date>
    <meta:editing-duration>PT54M21S</meta:editing-duration>
    <meta:editing-cycles>5</meta:editing-cycles>
    <meta:generator>OpenOffice/4.0.0$Win32 OpenOffice.org_project/400m3$Build-9702</meta:generator>
    <meta:document-statistic meta:table-count="3" meta:cell-count="1473" meta:object-count="0"/>
  </office:meta>
</office:document-meta>
</file>